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26A0FC31E4A6270A.png" manifest:media-type="image/png"/>
  <manifest:file-entry manifest:full-path="Pictures/100000000000025900000151CBF4FB3D7366E4DB.png" manifest:media-type="image/png"/>
  <manifest:file-entry manifest:full-path="Pictures/10000201000002C200000236AD84B775D9EC4CF8.png" manifest:media-type="image/png"/>
  <manifest:file-entry manifest:full-path="Pictures/100002010000035C000003288CD25501882931A1.png" manifest:media-type="image/png"/>
  <manifest:file-entry manifest:full-path="Pictures/100002010000042800000384D9D396B05C57048D.png" manifest:media-type="image/png"/>
  <manifest:file-entry manifest:full-path="Pictures/10000201000002C2000002366B7E6EF4A2CF540F.png" manifest:media-type="image/png"/>
  <manifest:file-entry manifest:full-path="Pictures/10000201000004280000038414DBC335A68944BF.png" manifest:media-type="image/png"/>
  <manifest:file-entry manifest:full-path="Pictures/100002010000029400000258AE98662224E9B0F4.png" manifest:media-type="image/png"/>
  <manifest:file-entry manifest:full-path="Pictures/1000020100000326000002A283AB02561A75516B.png" manifest:media-type="image/png"/>
  <manifest:file-entry manifest:full-path="Pictures/10000201000003600000024047DF4D2EFF79AE86.png" manifest:media-type="image/png"/>
  <manifest:file-entry manifest:full-path="Pictures/1000020100000327000002A3F792C28BEE8F6AFE.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1AAB000006B99AC8B353A17A7AD3.svm" manifest:media-type=""/>
  <manifest:file-entry manifest:full-path="Pictures/2000000900000B4500000473149432C819433F7A.svm" manifest:media-type=""/>
  <manifest:file-entry manifest:full-path="Pictures/2000000900001EE80000166E6F8F664A67BC913D.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1000020100000327000002A5A70D346F5DB0FA52.png" manifest:media-type="image/png"/>
  <manifest:file-entry manifest:full-path="Pictures/1000020100000326000002A587433CE670379E41.png" manifest:media-type="image/png"/>
  <manifest:file-entry manifest:full-path="Pictures/2000000900003F5C00002F3C4F5A30A0ED3F48DC.svm" manifest:media-type=""/>
  <manifest:file-entry manifest:full-path="Pictures/2000000900000C6800000473F1F10ED770F4DC51.svm" manifest:media-type=""/>
  <manifest:file-entry manifest:full-path="Pictures/1000020100000360000002404AC2FDB14F14A8B6.png" manifest:media-type="image/png"/>
  <manifest:file-entry manifest:full-path="Pictures/1000020100000328000002A39CCB5202274271DB.png" manifest:media-type="image/png"/>
  <manifest:file-entry manifest:full-path="Pictures/200000090000357000001A278A342EEB3DC0E999.svm" manifest:media-type=""/>
  <manifest:file-entry manifest:full-path="Pictures/2000000900007F8900004314F1E067B4041D0116.svm" manifest:media-type=""/>
  <manifest:file-entry manifest:full-path="Pictures/2000000900003BA3000037EB27C06FB6F1A1CA3F.svm" manifest:media-type=""/>
  <manifest:file-entry manifest:full-path="Pictures/20000009000013A4000005B08DAF27F32E90ACF4.svm" manifest:media-type=""/>
  <manifest:file-entry manifest:full-path="Pictures/2000000900000DC0000009831822F33D70C6B4CF.svm" manifest:media-type=""/>
  <manifest:file-entry manifest:full-path="Pictures/20000009000050B9000032F5D530A7B0B2D1D85E.svm" manifest:media-type=""/>
  <manifest:file-entry manifest:full-path="Pictures/2000000900002A120000052C820A744818C32491.svm" manifest:media-type=""/>
  <manifest:file-entry manifest:full-path="Pictures/2000000900004D00000041F1BFA4E55A6B17A5F0.svm" manifest:media-type=""/>
  <manifest:file-entry manifest:full-path="Pictures/200000090000480A000029098E6DD3AD17A29F84.svm" manifest:media-type=""/>
  <manifest:file-entry manifest:full-path="Pictures/10000000000005520000026A02184AC0241F9338.png" manifest:media-type="image/png"/>
  <manifest:file-entry manifest:full-path="Pictures/2000000900000811000003EE3EEE22C44157E470.svm" manifest:media-type=""/>
  <manifest:file-entry manifest:full-path="Pictures/1000020100000327000002A25DB3DF21FC6C1B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2.2306in" style:rel-column-width="21845*"/>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hadow="none"/>
    </style:style>
    <style:style style:name="Table35.A" style:family="table-column">
      <style:table-column-properties style:column-width="3.3458in" style:rel-column-width="32767*"/>
    </style:style>
    <style:style style:name="Table35.A1" style:family="table-cell">
      <style:table-cell-properties fo:padding="0.0382in" fo:border="none"/>
    </style:style>
    <style:style style:name="Table36" style:family="table">
      <style:table-properties style:width="6.6924in" table:align="margins" style:shadow="none"/>
    </style:style>
    <style:style style:name="Table36.A" style:family="table-column">
      <style:table-column-properties style:column-width="3.6903in" style:rel-column-width="5314*"/>
    </style:style>
    <style:style style:name="Table36.B" style:family="table-column">
      <style:table-column-properties style:column-width="1.4958in" style:rel-column-width="2154*"/>
    </style:style>
    <style:style style:name="Table36.C" style:family="table-column">
      <style:table-column-properties style:column-width="1.5063in" style:rel-column-width="2169*"/>
    </style:style>
    <style:style style:name="Table3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1c36773"/>
    </style:style>
    <style:style style:name="P9" style:family="paragraph" style:parent-style-name="Standard">
      <style:paragraph-properties fo:text-align="center" style:justify-single-word="false"/>
      <style:text-properties fo:language="bg" fo:country="BG" officeooo:paragraph-rsid="01e5f5b7"/>
    </style:style>
    <style:style style:name="P10" style:family="paragraph" style:parent-style-name="Standard">
      <style:paragraph-properties fo:text-align="center" style:justify-single-word="false"/>
      <style:text-properties fo:language="bg" fo:country="BG" officeooo:paragraph-rsid="01fa130e"/>
    </style:style>
    <style:style style:name="P11" style:family="paragraph" style:parent-style-name="Standard">
      <style:paragraph-properties fo:text-align="center" style:justify-single-word="false"/>
      <style:text-properties fo:language="bg" fo:country="BG" officeooo:paragraph-rsid="01fcf132"/>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7dca53" officeooo:paragraph-rsid="018a2066"/>
    </style:style>
    <style:style style:name="P47" style:family="paragraph" style:parent-style-name="Standard">
      <style:text-properties fo:language="bg" fo:country="BG" officeooo:rsid="018140b9" officeooo:paragraph-rsid="018a2066"/>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187154f"/>
    </style:style>
    <style:style style:name="P50" style:family="paragraph" style:parent-style-name="Standard">
      <style:text-properties fo:language="bg" fo:country="BG" officeooo:rsid="018dbbdd" officeooo:paragraph-rsid="018dbbdd"/>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e872c" officeooo:paragraph-rsid="01ce872c"/>
    </style:style>
    <style:style style:name="P57" style:family="paragraph" style:parent-style-name="Standard">
      <style:paragraph-properties fo:text-align="center" style:justify-single-word="false"/>
      <style:text-properties fo:language="bg" fo:country="BG" officeooo:rsid="01ce872c" officeooo:paragraph-rsid="01ce872c"/>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62" style:family="paragraph" style:parent-style-name="Standard">
      <style:paragraph-properties fo:text-align="center" style:justify-single-word="false"/>
      <style:text-properties fo:font-weight="bold" style:font-weight-asian="bold" style:font-weight-complex="bold"/>
    </style:style>
    <style:style style:name="P63" style:family="paragraph" style:parent-style-name="Standard">
      <style:text-properties officeooo:paragraph-rsid="01978459"/>
    </style:style>
    <style:style style:name="P64" style:family="paragraph" style:parent-style-name="Standard">
      <style:paragraph-properties fo:text-align="center" style:justify-single-word="false"/>
    </style:style>
    <style:style style:name="P65" style:family="paragraph" style:parent-style-name="Standard">
      <style:paragraph-properties fo:text-align="center" style:justify-single-word="false"/>
      <style:text-properties officeooo:paragraph-rsid="003989e1"/>
    </style:style>
    <style:style style:name="P66" style:family="paragraph" style:parent-style-name="Standard">
      <style:text-properties officeooo:rsid="01ef7f26" officeooo:paragraph-rsid="01f60a59"/>
    </style:style>
    <style:style style:name="P67" style:family="paragraph" style:parent-style-name="Standard">
      <style:paragraph-properties style:border-line-width-bottom="0.0138in 0.0138in 0.0098in" fo:padding="0.0291in" fo:border-left="none" fo:border-right="none" fo:border-top="none" fo:border-bottom="2.69pt double #000000" style:join-border="false"/>
      <style:text-properties fo:language="bg" fo:country="BG"/>
    </style:style>
    <style:style style:name="P6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7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7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7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7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7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7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7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7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7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8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8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8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8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8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8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8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8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8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8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9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9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9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9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9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9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9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9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9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9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0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0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officeooo:paragraph-rsid="008caa8f"/>
    </style:style>
    <style:style style:name="P104" style:family="paragraph" style:parent-style-name="Table_20_Contents">
      <style:paragraph-properties fo:text-align="center" style:justify-single-word="false"/>
      <style:text-properties officeooo:paragraph-rsid="00903a8d"/>
    </style:style>
    <style:style style:name="P105" style:family="paragraph" style:parent-style-name="Table_20_Contents">
      <style:paragraph-properties fo:text-align="center" style:justify-single-word="false"/>
      <style:text-properties officeooo:paragraph-rsid="00927c73"/>
    </style:style>
    <style:style style:name="P106" style:family="paragraph" style:parent-style-name="Table_20_Contents">
      <style:paragraph-properties fo:text-align="center" style:justify-single-word="false"/>
      <style:text-properties officeooo:paragraph-rsid="0094e13e"/>
    </style:style>
    <style:style style:name="P107" style:family="paragraph" style:parent-style-name="Table_20_Contents">
      <style:paragraph-properties fo:text-align="center" style:justify-single-word="false"/>
      <style:text-properties officeooo:paragraph-rsid="009773a3"/>
    </style:style>
    <style:style style:name="P108" style:family="paragraph" style:parent-style-name="Table_20_Contents">
      <style:paragraph-properties fo:text-align="center" style:justify-single-word="false"/>
      <style:text-properties officeooo:paragraph-rsid="009ac59e"/>
    </style:style>
    <style:style style:name="P109" style:family="paragraph" style:parent-style-name="Table_20_Contents">
      <style:paragraph-properties fo:text-align="center" style:justify-single-word="false"/>
      <style:text-properties officeooo:paragraph-rsid="009c6919"/>
    </style:style>
    <style:style style:name="P110" style:family="paragraph" style:parent-style-name="Table_20_Contents">
      <style:paragraph-properties fo:text-align="center" style:justify-single-word="false"/>
      <style:text-properties officeooo:paragraph-rsid="009f1680"/>
    </style:style>
    <style:style style:name="P111" style:family="paragraph" style:parent-style-name="Table_20_Contents">
      <style:paragraph-properties fo:text-align="center" style:justify-single-word="false"/>
      <style:text-properties officeooo:paragraph-rsid="00a1a5b4"/>
    </style:style>
    <style:style style:name="P112" style:family="paragraph" style:parent-style-name="Table_20_Contents">
      <style:paragraph-properties fo:text-align="center" style:justify-single-word="false"/>
      <style:text-properties officeooo:paragraph-rsid="00a34787"/>
    </style:style>
    <style:style style:name="P113" style:family="paragraph" style:parent-style-name="Table_20_Contents">
      <style:paragraph-properties fo:text-align="center" style:justify-single-word="false"/>
      <style:text-properties officeooo:paragraph-rsid="00a4f6f0"/>
    </style:style>
    <style:style style:name="P114" style:family="paragraph" style:parent-style-name="Table_20_Contents">
      <style:paragraph-properties fo:text-align="center" style:justify-single-word="false"/>
      <style:text-properties officeooo:paragraph-rsid="00a54844"/>
    </style:style>
    <style:style style:name="P115" style:family="paragraph" style:parent-style-name="Table_20_Contents">
      <style:paragraph-properties fo:text-align="center" style:justify-single-word="false"/>
      <style:text-properties officeooo:paragraph-rsid="00a8172d"/>
    </style:style>
    <style:style style:name="P116" style:family="paragraph" style:parent-style-name="Table_20_Contents">
      <style:paragraph-properties fo:text-align="center" style:justify-single-word="false"/>
      <style:text-properties officeooo:paragraph-rsid="00a90683"/>
    </style:style>
    <style:style style:name="P117" style:family="paragraph" style:parent-style-name="Table_20_Contents">
      <style:paragraph-properties fo:text-align="center" style:justify-single-word="false"/>
      <style:text-properties officeooo:paragraph-rsid="00a9d866"/>
    </style:style>
    <style:style style:name="P118" style:family="paragraph" style:parent-style-name="Table_20_Contents">
      <style:paragraph-properties fo:text-align="center" style:justify-single-word="false"/>
      <style:text-properties officeooo:paragraph-rsid="00ab018b"/>
    </style:style>
    <style:style style:name="P119" style:family="paragraph" style:parent-style-name="Table_20_Contents">
      <style:paragraph-properties fo:text-align="center" style:justify-single-word="false"/>
      <style:text-properties officeooo:paragraph-rsid="00acfc33"/>
    </style:style>
    <style:style style:name="P120" style:family="paragraph" style:parent-style-name="Table_20_Contents">
      <style:paragraph-properties fo:text-align="center" style:justify-single-word="false"/>
      <style:text-properties officeooo:paragraph-rsid="00af07b5"/>
    </style:style>
    <style:style style:name="P121" style:family="paragraph" style:parent-style-name="Table_20_Contents">
      <style:paragraph-properties fo:text-align="center" style:justify-single-word="false"/>
      <style:text-properties officeooo:paragraph-rsid="00af1e12"/>
    </style:style>
    <style:style style:name="P122" style:family="paragraph" style:parent-style-name="Table_20_Contents">
      <style:paragraph-properties fo:text-align="center" style:justify-single-word="false"/>
      <style:text-properties officeooo:paragraph-rsid="00afa54a"/>
    </style:style>
    <style:style style:name="P123" style:family="paragraph" style:parent-style-name="Table_20_Contents">
      <style:paragraph-properties fo:text-align="center" style:justify-single-word="false"/>
      <style:text-properties officeooo:paragraph-rsid="00b0578d"/>
    </style:style>
    <style:style style:name="P124" style:family="paragraph" style:parent-style-name="Table_20_Contents">
      <style:paragraph-properties fo:text-align="center" style:justify-single-word="false"/>
      <style:text-properties officeooo:paragraph-rsid="00b0fa35"/>
    </style:style>
    <style:style style:name="P125" style:family="paragraph" style:parent-style-name="Table_20_Contents">
      <style:paragraph-properties fo:text-align="center" style:justify-single-word="false"/>
      <style:text-properties officeooo:paragraph-rsid="00b117fc"/>
    </style:style>
    <style:style style:name="P126" style:family="paragraph" style:parent-style-name="Table_20_Contents">
      <style:paragraph-properties fo:text-align="center" style:justify-single-word="false"/>
      <style:text-properties officeooo:paragraph-rsid="00b3cf78"/>
    </style:style>
    <style:style style:name="P127" style:family="paragraph" style:parent-style-name="Table_20_Contents">
      <style:paragraph-properties fo:text-align="center" style:justify-single-word="false"/>
      <style:text-properties officeooo:paragraph-rsid="00b8ab40"/>
    </style:style>
    <style:style style:name="P128" style:family="paragraph" style:parent-style-name="Table_20_Contents">
      <style:paragraph-properties fo:text-align="center" style:justify-single-word="false"/>
      <style:text-properties officeooo:paragraph-rsid="00bf929f"/>
    </style:style>
    <style:style style:name="P129" style:family="paragraph" style:parent-style-name="Table_20_Contents">
      <style:paragraph-properties fo:text-align="center" style:justify-single-word="false"/>
      <style:text-properties officeooo:paragraph-rsid="00c2347c"/>
    </style:style>
    <style:style style:name="P130" style:family="paragraph" style:parent-style-name="Table_20_Contents">
      <style:paragraph-properties fo:text-align="center" style:justify-single-word="false"/>
      <style:text-properties officeooo:paragraph-rsid="00c3960b"/>
    </style:style>
    <style:style style:name="P131" style:family="paragraph" style:parent-style-name="Table_20_Contents">
      <style:paragraph-properties fo:text-align="center" style:justify-single-word="false"/>
      <style:text-properties officeooo:paragraph-rsid="00c6243a"/>
    </style:style>
    <style:style style:name="P132" style:family="paragraph" style:parent-style-name="Table_20_Contents">
      <style:paragraph-properties fo:text-align="center" style:justify-single-word="false"/>
      <style:text-properties officeooo:paragraph-rsid="00c7d84b"/>
    </style:style>
    <style:style style:name="P133" style:family="paragraph" style:parent-style-name="Table_20_Contents">
      <style:paragraph-properties fo:text-align="center" style:justify-single-word="false"/>
      <style:text-properties officeooo:paragraph-rsid="00c92b84"/>
    </style:style>
    <style:style style:name="P134" style:family="paragraph" style:parent-style-name="Table_20_Contents">
      <style:text-properties officeooo:paragraph-rsid="008caa8f"/>
    </style:style>
    <style:style style:name="P135" style:family="paragraph" style:parent-style-name="Table_20_Contents">
      <style:text-properties officeooo:paragraph-rsid="00903a8d"/>
    </style:style>
    <style:style style:name="P136" style:family="paragraph" style:parent-style-name="Table_20_Contents">
      <style:text-properties officeooo:paragraph-rsid="00927c73"/>
    </style:style>
    <style:style style:name="P137" style:family="paragraph" style:parent-style-name="Table_20_Contents">
      <style:text-properties officeooo:paragraph-rsid="0094e13e"/>
    </style:style>
    <style:style style:name="P138" style:family="paragraph" style:parent-style-name="Table_20_Contents">
      <style:text-properties officeooo:paragraph-rsid="009773a3"/>
    </style:style>
    <style:style style:name="P139" style:family="paragraph" style:parent-style-name="Table_20_Contents">
      <style:text-properties officeooo:paragraph-rsid="009ac59e"/>
    </style:style>
    <style:style style:name="P140" style:family="paragraph" style:parent-style-name="Table_20_Contents">
      <style:text-properties officeooo:paragraph-rsid="009c6919"/>
    </style:style>
    <style:style style:name="P141" style:family="paragraph" style:parent-style-name="Table_20_Contents">
      <style:text-properties officeooo:paragraph-rsid="009f1680"/>
    </style:style>
    <style:style style:name="P142" style:family="paragraph" style:parent-style-name="Table_20_Contents">
      <style:text-properties officeooo:paragraph-rsid="00a1a5b4"/>
    </style:style>
    <style:style style:name="P143" style:family="paragraph" style:parent-style-name="Table_20_Contents">
      <style:text-properties officeooo:paragraph-rsid="00a34787"/>
    </style:style>
    <style:style style:name="P144" style:family="paragraph" style:parent-style-name="Table_20_Contents">
      <style:text-properties officeooo:paragraph-rsid="00a4f6f0"/>
    </style:style>
    <style:style style:name="P145" style:family="paragraph" style:parent-style-name="Table_20_Contents">
      <style:text-properties officeooo:paragraph-rsid="00a54844"/>
    </style:style>
    <style:style style:name="P146" style:family="paragraph" style:parent-style-name="Table_20_Contents">
      <style:text-properties officeooo:paragraph-rsid="00a90683"/>
    </style:style>
    <style:style style:name="P147" style:family="paragraph" style:parent-style-name="Table_20_Contents">
      <style:text-properties officeooo:paragraph-rsid="00a9d866"/>
    </style:style>
    <style:style style:name="P148" style:family="paragraph" style:parent-style-name="Table_20_Contents">
      <style:text-properties officeooo:paragraph-rsid="00ab018b"/>
    </style:style>
    <style:style style:name="P149" style:family="paragraph" style:parent-style-name="Table_20_Contents">
      <style:text-properties officeooo:paragraph-rsid="00acfc33"/>
    </style:style>
    <style:style style:name="P150" style:family="paragraph" style:parent-style-name="Table_20_Contents">
      <style:text-properties officeooo:paragraph-rsid="00af07b5"/>
    </style:style>
    <style:style style:name="P151" style:family="paragraph" style:parent-style-name="Table_20_Contents">
      <style:text-properties officeooo:paragraph-rsid="00af1e12"/>
    </style:style>
    <style:style style:name="P152" style:family="paragraph" style:parent-style-name="Table_20_Contents">
      <style:text-properties officeooo:paragraph-rsid="00afa54a"/>
    </style:style>
    <style:style style:name="P153" style:family="paragraph" style:parent-style-name="Table_20_Contents">
      <style:text-properties officeooo:paragraph-rsid="00b0578d"/>
    </style:style>
    <style:style style:name="P154" style:family="paragraph" style:parent-style-name="Table_20_Contents">
      <style:text-properties officeooo:paragraph-rsid="00b0fa35"/>
    </style:style>
    <style:style style:name="P155" style:family="paragraph" style:parent-style-name="Table_20_Contents">
      <style:text-properties officeooo:paragraph-rsid="00b117fc"/>
    </style:style>
    <style:style style:name="P156" style:family="paragraph" style:parent-style-name="Table_20_Contents">
      <style:text-properties officeooo:paragraph-rsid="00b8ab40"/>
    </style:style>
    <style:style style:name="P157" style:family="paragraph" style:parent-style-name="Table_20_Contents">
      <style:text-properties officeooo:rsid="00bd2a6f" officeooo:paragraph-rsid="00bd2a6f"/>
    </style:style>
    <style:style style:name="P158" style:family="paragraph" style:parent-style-name="Table_20_Contents">
      <style:text-properties officeooo:rsid="00bd65f3" officeooo:paragraph-rsid="00bd65f3"/>
    </style:style>
    <style:style style:name="P159" style:family="paragraph" style:parent-style-name="Table_20_Contents">
      <style:text-properties officeooo:paragraph-rsid="00bf929f"/>
    </style:style>
    <style:style style:name="P160" style:family="paragraph" style:parent-style-name="Table_20_Contents">
      <style:paragraph-properties fo:text-align="center" style:justify-single-word="false"/>
      <style:text-properties officeooo:rsid="00bf929f" officeooo:paragraph-rsid="00bf929f"/>
    </style:style>
    <style:style style:name="P161" style:family="paragraph" style:parent-style-name="Table_20_Contents">
      <style:paragraph-properties fo:text-align="center" style:justify-single-word="false"/>
      <style:text-properties officeooo:rsid="00bf929f" officeooo:paragraph-rsid="00c2347c"/>
    </style:style>
    <style:style style:name="P162" style:family="paragraph" style:parent-style-name="Table_20_Contents">
      <style:paragraph-properties fo:text-align="center" style:justify-single-word="false"/>
      <style:text-properties officeooo:rsid="00bf929f" officeooo:paragraph-rsid="00c3960b"/>
    </style:style>
    <style:style style:name="P163" style:family="paragraph" style:parent-style-name="Table_20_Contents">
      <style:paragraph-properties fo:text-align="center" style:justify-single-word="false"/>
      <style:text-properties officeooo:rsid="00bf929f" officeooo:paragraph-rsid="00c6243a"/>
    </style:style>
    <style:style style:name="P164" style:family="paragraph" style:parent-style-name="Table_20_Contents">
      <style:paragraph-properties fo:text-align="center" style:justify-single-word="false"/>
      <style:text-properties officeooo:rsid="00bf929f" officeooo:paragraph-rsid="00c7d84b"/>
    </style:style>
    <style:style style:name="P165" style:family="paragraph" style:parent-style-name="Table_20_Contents">
      <style:paragraph-properties fo:text-align="center" style:justify-single-word="false"/>
      <style:text-properties officeooo:rsid="00bf929f" officeooo:paragraph-rsid="00c92b84"/>
    </style:style>
    <style:style style:name="P166" style:family="paragraph" style:parent-style-name="Table_20_Contents">
      <style:text-properties officeooo:paragraph-rsid="00c2347c"/>
    </style:style>
    <style:style style:name="P167" style:family="paragraph" style:parent-style-name="Table_20_Contents">
      <style:text-properties officeooo:paragraph-rsid="00c3960b"/>
    </style:style>
    <style:style style:name="P168" style:family="paragraph" style:parent-style-name="Table_20_Contents">
      <style:text-properties officeooo:paragraph-rsid="00c6243a"/>
    </style:style>
    <style:style style:name="P169" style:family="paragraph" style:parent-style-name="Table_20_Contents">
      <style:text-properties officeooo:paragraph-rsid="00c7d84b"/>
    </style:style>
    <style:style style:name="P170" style:family="paragraph" style:parent-style-name="Table_20_Contents">
      <style:text-properties officeooo:paragraph-rsid="00c92b84"/>
    </style:style>
    <style:style style:name="P171" style:family="paragraph" style:parent-style-name="Table_20_Contents">
      <style:text-properties officeooo:rsid="00cae025" officeooo:paragraph-rsid="00cae025"/>
    </style:style>
    <style:style style:name="P172" style:family="paragraph" style:parent-style-name="Table_20_Contents">
      <style:text-properties officeooo:rsid="00cb67c6" officeooo:paragraph-rsid="00cb67c6"/>
    </style:style>
    <style:style style:name="P173" style:family="paragraph" style:parent-style-name="Table_20_Contents">
      <style:text-properties officeooo:rsid="00cbe498" officeooo:paragraph-rsid="00cbe498"/>
    </style:style>
    <style:style style:name="P174" style:family="paragraph" style:parent-style-name="Table_20_Contents">
      <style:text-properties officeooo:rsid="00ccc320" officeooo:paragraph-rsid="00ccc320"/>
    </style:style>
    <style:style style:name="P175" style:family="paragraph" style:parent-style-name="Table_20_Contents">
      <style:text-properties officeooo:rsid="00ce86f2" officeooo:paragraph-rsid="00c6243a"/>
    </style:style>
    <style:style style:name="P176" style:family="paragraph" style:parent-style-name="Table_20_Contents">
      <style:text-properties officeooo:rsid="00ce86f2" officeooo:paragraph-rsid="00ce86f2"/>
    </style:style>
    <style:style style:name="P177" style:family="paragraph" style:parent-style-name="Table_20_Contents">
      <style:text-properties officeooo:rsid="00cf2bae" officeooo:paragraph-rsid="00cf2bae"/>
    </style:style>
    <style:style style:name="P178" style:family="paragraph" style:parent-style-name="Table_20_Contents">
      <style:text-properties officeooo:rsid="00d1e682" officeooo:paragraph-rsid="00d1e682"/>
    </style:style>
    <style:style style:name="P179" style:family="paragraph" style:parent-style-name="Table_20_Contents">
      <style:paragraph-properties fo:text-align="start" style:justify-single-word="false"/>
    </style:style>
    <style:style style:name="P180" style:family="paragraph" style:parent-style-name="Table_20_Contents">
      <style:text-properties officeooo:rsid="00dc5f91" officeooo:paragraph-rsid="00dc5f91"/>
    </style:style>
    <style:style style:name="P181" style:family="paragraph" style:parent-style-name="Table_20_Contents">
      <style:text-properties officeooo:rsid="00e68529" officeooo:paragraph-rsid="00e68529"/>
    </style:style>
    <style:style style:name="P182" style:family="paragraph" style:parent-style-name="Table_20_Contents">
      <style:text-properties officeooo:rsid="00eb3f1b" officeooo:paragraph-rsid="00eb3f1b"/>
    </style:style>
    <style:style style:name="P183" style:family="paragraph" style:parent-style-name="Table_20_Contents">
      <style:text-properties officeooo:rsid="00eb3f1b" officeooo:paragraph-rsid="00ed0fe9"/>
    </style:style>
    <style:style style:name="P184" style:family="paragraph" style:parent-style-name="Table_20_Contents">
      <style:text-properties officeooo:rsid="00eb3f1b" officeooo:paragraph-rsid="00ee8b45"/>
    </style:style>
    <style:style style:name="P185" style:family="paragraph" style:parent-style-name="Table_20_Contents">
      <style:text-properties officeooo:rsid="00eb3f1b" officeooo:paragraph-rsid="00f14f31"/>
    </style:style>
    <style:style style:name="P186" style:family="paragraph" style:parent-style-name="Table_20_Contents">
      <style:text-properties officeooo:rsid="00eb3f1b" officeooo:paragraph-rsid="01331860"/>
    </style:style>
    <style:style style:name="P187" style:family="paragraph" style:parent-style-name="Table_20_Contents">
      <style:text-properties officeooo:rsid="00eb3f1b" officeooo:paragraph-rsid="01337493"/>
    </style:style>
    <style:style style:name="P188" style:family="paragraph" style:parent-style-name="Table_20_Contents">
      <style:text-properties officeooo:rsid="00f8c253" officeooo:paragraph-rsid="00f8c253"/>
    </style:style>
    <style:style style:name="P189" style:family="paragraph" style:parent-style-name="Table_20_Contents">
      <style:text-properties officeooo:rsid="00f95d42" officeooo:paragraph-rsid="00f95d42"/>
    </style:style>
    <style:style style:name="P190" style:family="paragraph" style:parent-style-name="Table_20_Contents">
      <style:text-properties officeooo:paragraph-rsid="01027c1d"/>
    </style:style>
    <style:style style:name="P191" style:family="paragraph" style:parent-style-name="Table_20_Contents">
      <style:text-properties officeooo:rsid="0107a244" officeooo:paragraph-rsid="0107a244"/>
    </style:style>
    <style:style style:name="P192" style:family="paragraph" style:parent-style-name="Table_20_Contents">
      <style:text-properties officeooo:rsid="01105af8" officeooo:paragraph-rsid="01105af8"/>
    </style:style>
    <style:style style:name="P193" style:family="paragraph" style:parent-style-name="Table_20_Contents">
      <style:text-properties officeooo:rsid="0117372c" officeooo:paragraph-rsid="0117372c"/>
    </style:style>
    <style:style style:name="P194" style:family="paragraph" style:parent-style-name="Table_20_Contents">
      <style:text-properties officeooo:rsid="011ea4c7" officeooo:paragraph-rsid="011ea4c7"/>
    </style:style>
    <style:style style:name="P195" style:family="paragraph" style:parent-style-name="Table_20_Contents">
      <style:text-properties officeooo:rsid="011ee378" officeooo:paragraph-rsid="011ee378"/>
    </style:style>
    <style:style style:name="P196" style:family="paragraph" style:parent-style-name="Table_20_Contents">
      <style:text-properties officeooo:rsid="01226416" officeooo:paragraph-rsid="01226416"/>
    </style:style>
    <style:style style:name="P197" style:family="paragraph" style:parent-style-name="Table_20_Contents">
      <style:text-properties officeooo:rsid="012372b8" officeooo:paragraph-rsid="012372b8"/>
    </style:style>
    <style:style style:name="P198" style:family="paragraph" style:parent-style-name="Table_20_Contents">
      <style:text-properties officeooo:rsid="0123d0ff" officeooo:paragraph-rsid="0123d0ff"/>
    </style:style>
    <style:style style:name="P199" style:family="paragraph" style:parent-style-name="Table_20_Contents">
      <style:text-properties officeooo:paragraph-rsid="0124f9c2"/>
    </style:style>
    <style:style style:name="P200" style:family="paragraph" style:parent-style-name="Table_20_Contents">
      <style:text-properties officeooo:rsid="012672a9" officeooo:paragraph-rsid="012672a9"/>
    </style:style>
    <style:style style:name="P201" style:family="paragraph" style:parent-style-name="Table_20_Contents">
      <style:text-properties officeooo:rsid="0127b5c5" officeooo:paragraph-rsid="0127b5c5"/>
    </style:style>
    <style:style style:name="P202" style:family="paragraph" style:parent-style-name="Table_20_Contents">
      <style:text-properties officeooo:rsid="012a6388" officeooo:paragraph-rsid="012a6388"/>
    </style:style>
    <style:style style:name="P203" style:family="paragraph" style:parent-style-name="Table_20_Contents">
      <style:text-properties officeooo:rsid="012ba68a" officeooo:paragraph-rsid="012ba68a"/>
    </style:style>
    <style:style style:name="P204" style:family="paragraph" style:parent-style-name="Table_20_Contents">
      <style:text-properties officeooo:rsid="012ce028" officeooo:paragraph-rsid="012ce028"/>
    </style:style>
    <style:style style:name="P205" style:family="paragraph" style:parent-style-name="Table_20_Contents">
      <style:text-properties officeooo:rsid="012e16cd" officeooo:paragraph-rsid="012e16cd"/>
    </style:style>
    <style:style style:name="P206" style:family="paragraph" style:parent-style-name="Table_20_Contents">
      <style:text-properties officeooo:rsid="012ffa43" officeooo:paragraph-rsid="012eafe7"/>
    </style:style>
    <style:style style:name="P207" style:family="paragraph" style:parent-style-name="Table_20_Contents">
      <style:text-properties officeooo:rsid="012ffa43" officeooo:paragraph-rsid="012ffa43"/>
    </style:style>
    <style:style style:name="P208" style:family="paragraph" style:parent-style-name="Table_20_Contents">
      <style:text-properties officeooo:rsid="0131312f" officeooo:paragraph-rsid="01331860"/>
    </style:style>
    <style:style style:name="P209" style:family="paragraph" style:parent-style-name="Table_20_Contents">
      <style:text-properties officeooo:rsid="0131312f" officeooo:paragraph-rsid="01337493"/>
    </style:style>
    <style:style style:name="P210" style:family="paragraph" style:parent-style-name="Table_20_Contents">
      <style:text-properties officeooo:rsid="01320b05" officeooo:paragraph-rsid="01320b05"/>
    </style:style>
    <style:style style:name="P211" style:family="paragraph" style:parent-style-name="Table_20_Contents">
      <style:text-properties officeooo:rsid="01320b05" officeooo:paragraph-rsid="01337493"/>
    </style:style>
    <style:style style:name="P212" style:family="paragraph" style:parent-style-name="Table_20_Contents">
      <style:text-properties officeooo:rsid="01356430" officeooo:paragraph-rsid="01356430"/>
    </style:style>
    <style:style style:name="P213" style:family="paragraph" style:parent-style-name="Contents_20_3">
      <style:paragraph-properties>
        <style:tab-stops>
          <style:tab-stop style:position="6.2992in" style:type="right" style:leader-style="dotted" style:leader-text="."/>
        </style:tab-stops>
      </style:paragraph-properties>
    </style:style>
    <style:style style:name="P214" style:family="paragraph" style:parent-style-name="Contents_20_1">
      <style:paragraph-properties>
        <style:tab-stops>
          <style:tab-stop style:position="6.6925in" style:type="right" style:leader-style="dotted" style:leader-text="."/>
        </style:tab-stops>
      </style:paragraph-properties>
    </style:style>
    <style:style style:name="P215" style:family="paragraph" style:parent-style-name="Contents_20_2">
      <style:paragraph-properties>
        <style:tab-stops>
          <style:tab-stop style:position="6.4957in" style:type="right" style:leader-style="dotted" style:leader-text="."/>
        </style:tab-stops>
      </style:paragraph-properties>
    </style:style>
    <style:style style:name="P21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17" style:family="paragraph" style:parent-style-name="Standard">
      <style:text-properties fo:language="bg" fo:country="BG" officeooo:paragraph-rsid="01ec0377"/>
    </style:style>
    <style:style style:name="P218" style:family="paragraph" style:parent-style-name="Standard">
      <style:text-properties fo:language="bg" fo:country="BG" officeooo:rsid="021107d8" officeooo:paragraph-rsid="021107d8"/>
    </style:style>
    <style:style style:name="P219" style:family="paragraph" style:parent-style-name="Standard">
      <style:text-properties fo:language="bg" fo:country="BG" officeooo:rsid="02112a9a" officeooo:paragraph-rsid="02112a9a"/>
    </style:style>
    <style:style style:name="P220" style:family="paragraph" style:parent-style-name="Standard">
      <style:text-properties fo:language="bg" fo:country="BG" officeooo:rsid="0211d57d" officeooo:paragraph-rsid="0211d57d"/>
    </style:style>
    <style:style style:name="P221" style:family="paragraph" style:parent-style-name="Standard">
      <style:text-properties fo:language="bg" fo:country="BG" officeooo:rsid="0213daa2" officeooo:paragraph-rsid="0213daa2"/>
    </style:style>
    <style:style style:name="P222" style:family="paragraph" style:parent-style-name="Standard">
      <style:text-properties fo:language="bg" fo:country="BG" officeooo:rsid="02145e71" officeooo:paragraph-rsid="02145e71"/>
    </style:style>
    <style:style style:name="P223" style:family="paragraph" style:parent-style-name="Standard">
      <style:text-properties fo:language="bg" fo:country="BG" officeooo:rsid="0214f96b" officeooo:paragraph-rsid="0214f96b"/>
    </style:style>
    <style:style style:name="P224" style:family="paragraph" style:parent-style-name="Heading_20_1">
      <style:paragraph-properties fo:break-before="page"/>
    </style:style>
    <style:style style:name="P225" style:family="paragraph" style:parent-style-name="Heading_20_1">
      <style:paragraph-properties fo:break-before="page"/>
      <style:text-properties fo:language="bg" fo:country="BG" officeooo:paragraph-rsid="001f2376"/>
    </style:style>
    <style:style style:name="P226" style:family="paragraph" style:parent-style-name="Heading_20_2">
      <style:text-properties officeooo:rsid="005cb816"/>
    </style:style>
    <style:style style:name="P227" style:family="paragraph" style:parent-style-name="Heading_20_2">
      <style:text-properties officeooo:paragraph-rsid="01ae5132"/>
    </style:style>
    <style:style style:name="P228" style:family="paragraph" style:parent-style-name="Heading_20_2">
      <style:text-properties officeooo:rsid="01b45392"/>
    </style:style>
    <style:style style:name="P229" style:family="paragraph" style:parent-style-name="Heading_20_3">
      <style:text-properties fo:language="bg" fo:country="BG"/>
    </style:style>
    <style:style style:name="P230" style:family="paragraph" style:parent-style-name="Heading_20_3">
      <style:text-properties fo:language="bg" fo:country="BG" officeooo:paragraph-rsid="00771be5"/>
    </style:style>
    <style:style style:name="P231" style:family="paragraph" style:parent-style-name="Heading_20_3">
      <style:text-properties officeooo:rsid="01c9b453"/>
    </style:style>
    <style:style style:name="P232"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background-color="#ff0000" loext:char-shading-value="0"/>
    </style:style>
    <style:style style:name="T21" style:family="text">
      <style:text-properties officeooo:rsid="01cdca87" fo:background-color="#ff0000" loext:char-shading-value="0"/>
    </style:style>
    <style:style style:name="T22" style:family="text">
      <style:text-properties style:use-window-font-color="true" fo:language="en" fo:country="US" fo:background-color="#ff0000" loext:char-shading-value="0"/>
    </style:style>
    <style:style style:name="T23" style:family="text">
      <style:text-properties fo:language="en" fo:country="US"/>
    </style:style>
    <style:style style:name="T24" style:family="text">
      <style:text-properties fo:language="en" fo:country="US" fo:background-color="#ff0000" loext:char-shading-value="0"/>
    </style:style>
    <style:style style:name="T25" style:family="text">
      <style:text-properties fo:language="en" fo:country="US" officeooo:rsid="01e015de"/>
    </style:style>
    <style:style style:name="T26" style:family="text">
      <style:text-properties officeooo:rsid="002065db"/>
    </style:style>
    <style:style style:name="T27" style:family="text">
      <style:text-properties officeooo:rsid="00285ec0"/>
    </style:style>
    <style:style style:name="T28" style:family="text">
      <style:text-properties officeooo:rsid="0030241d"/>
    </style:style>
    <style:style style:name="T29" style:family="text">
      <style:text-properties officeooo:rsid="0030ff31"/>
    </style:style>
    <style:style style:name="T30" style:family="text">
      <style:text-properties officeooo:rsid="0035830b"/>
    </style:style>
    <style:style style:name="T31" style:family="text">
      <style:text-properties officeooo:rsid="00453fc4"/>
    </style:style>
    <style:style style:name="T32" style:family="text">
      <style:text-properties officeooo:rsid="004661eb"/>
    </style:style>
    <style:style style:name="T33" style:family="text">
      <style:text-properties officeooo:rsid="004e7286"/>
    </style:style>
    <style:style style:name="T34" style:family="text">
      <style:text-properties officeooo:rsid="0052fbdf"/>
    </style:style>
    <style:style style:name="T35" style:family="text">
      <style:text-properties officeooo:rsid="00548320"/>
    </style:style>
    <style:style style:name="T36" style:family="text">
      <style:text-properties officeooo:rsid="005d07d1"/>
    </style:style>
    <style:style style:name="T37" style:family="text">
      <style:text-properties officeooo:rsid="005fe8b1"/>
    </style:style>
    <style:style style:name="T38" style:family="text">
      <style:text-properties officeooo:rsid="0071dc62"/>
    </style:style>
    <style:style style:name="T39" style:family="text">
      <style:text-properties officeooo:rsid="00771be5"/>
    </style:style>
    <style:style style:name="T40" style:family="text">
      <style:text-properties officeooo:rsid="00791855"/>
    </style:style>
    <style:style style:name="T41" style:family="text">
      <style:text-properties officeooo:rsid="007e5a51"/>
    </style:style>
    <style:style style:name="T42" style:family="text">
      <style:text-properties officeooo:rsid="0081eba5"/>
    </style:style>
    <style:style style:name="T43" style:family="text">
      <style:text-properties officeooo:rsid="00885e3c"/>
    </style:style>
    <style:style style:name="T44" style:family="text">
      <style:text-properties officeooo:rsid="00889119"/>
    </style:style>
    <style:style style:name="T45" style:family="text">
      <style:text-properties officeooo:rsid="008e5a16"/>
    </style:style>
    <style:style style:name="T46" style:family="text">
      <style:text-properties officeooo:rsid="0090f512"/>
    </style:style>
    <style:style style:name="T47" style:family="text">
      <style:text-properties officeooo:rsid="00932f69"/>
    </style:style>
    <style:style style:name="T48" style:family="text">
      <style:text-properties officeooo:rsid="00b2a006"/>
    </style:style>
    <style:style style:name="T49" style:family="text">
      <style:text-properties officeooo:rsid="00bf929f"/>
    </style:style>
    <style:style style:name="T50" style:family="text">
      <style:text-properties officeooo:rsid="00e59fc9"/>
    </style:style>
    <style:style style:name="T51" style:family="text">
      <style:text-properties officeooo:rsid="00e9525e"/>
    </style:style>
    <style:style style:name="T52" style:family="text">
      <style:text-properties officeooo:rsid="00feee69"/>
    </style:style>
    <style:style style:name="T53" style:family="text">
      <style:text-properties officeooo:rsid="00ff37ed"/>
    </style:style>
    <style:style style:name="T54" style:family="text">
      <style:text-properties officeooo:rsid="0101e3fb"/>
    </style:style>
    <style:style style:name="T55" style:family="text">
      <style:text-properties officeooo:rsid="01038308"/>
    </style:style>
    <style:style style:name="T56" style:family="text">
      <style:text-properties officeooo:rsid="011b3415"/>
    </style:style>
    <style:style style:name="T57" style:family="text">
      <style:text-properties officeooo:rsid="011c036a"/>
    </style:style>
    <style:style style:name="T58" style:family="text">
      <style:text-properties officeooo:rsid="014141ab"/>
    </style:style>
    <style:style style:name="T59" style:family="text">
      <style:text-properties officeooo:rsid="014851f7"/>
    </style:style>
    <style:style style:name="T60" style:family="text">
      <style:text-properties officeooo:rsid="014c4c7d"/>
    </style:style>
    <style:style style:name="T61" style:family="text">
      <style:text-properties officeooo:rsid="014c952a"/>
    </style:style>
    <style:style style:name="T62" style:family="text">
      <style:text-properties officeooo:rsid="014e3844"/>
    </style:style>
    <style:style style:name="T63" style:family="text">
      <style:text-properties officeooo:rsid="015465a0"/>
    </style:style>
    <style:style style:name="T64" style:family="text">
      <style:text-properties officeooo:rsid="0160209e"/>
    </style:style>
    <style:style style:name="T65" style:family="text">
      <style:text-properties officeooo:rsid="016686d8"/>
    </style:style>
    <style:style style:name="T66" style:family="text">
      <style:text-properties officeooo:rsid="01670c20"/>
    </style:style>
    <style:style style:name="T67" style:family="text">
      <style:text-properties officeooo:rsid="01690c17"/>
    </style:style>
    <style:style style:name="T68" style:family="text">
      <style:text-properties officeooo:rsid="016a6372"/>
    </style:style>
    <style:style style:name="T69" style:family="text">
      <style:text-properties officeooo:rsid="016ee6f9"/>
    </style:style>
    <style:style style:name="T70" style:family="text">
      <style:text-properties officeooo:rsid="01832a85"/>
    </style:style>
    <style:style style:name="T71" style:family="text">
      <style:text-properties officeooo:rsid="0184da19"/>
    </style:style>
    <style:style style:name="T72" style:family="text">
      <style:text-properties officeooo:rsid="018532d2"/>
    </style:style>
    <style:style style:name="T73" style:family="text">
      <style:text-properties officeooo:rsid="01885a8b"/>
    </style:style>
    <style:style style:name="T74" style:family="text">
      <style:text-properties officeooo:rsid="0188ce11"/>
    </style:style>
    <style:style style:name="T75" style:family="text">
      <style:text-properties officeooo:rsid="018a2066"/>
    </style:style>
    <style:style style:name="T76" style:family="text">
      <style:text-properties officeooo:rsid="0194a276"/>
    </style:style>
    <style:style style:name="T77" style:family="text">
      <style:text-properties officeooo:rsid="019d472f"/>
    </style:style>
    <style:style style:name="T78" style:family="text">
      <style:text-properties fo:language="bg" fo:country="BG"/>
    </style:style>
    <style:style style:name="T79" style:family="text">
      <style:text-properties fo:language="bg" fo:country="BG" fo:font-weight="bold" style:font-weight-asian="bold" style:font-weight-complex="bold"/>
    </style:style>
    <style:style style:name="T80" style:family="text">
      <style:text-properties fo:language="bg" fo:country="BG" fo:font-weight="bold" officeooo:rsid="003989e1" style:font-weight-asian="bold" style:font-weight-complex="bold"/>
    </style:style>
    <style:style style:name="T81" style:family="text">
      <style:text-properties fo:language="bg" fo:country="BG" officeooo:rsid="003989e1"/>
    </style:style>
    <style:style style:name="T82" style:family="text">
      <style:text-properties officeooo:rsid="01a1ad32"/>
    </style:style>
    <style:style style:name="T83" style:family="text">
      <style:text-properties officeooo:rsid="01a56d4b"/>
    </style:style>
    <style:style style:name="T84" style:family="text">
      <style:text-properties officeooo:rsid="01a68259"/>
    </style:style>
    <style:style style:name="T85" style:family="text">
      <style:text-properties officeooo:rsid="01a8524f"/>
    </style:style>
    <style:style style:name="T86" style:family="text">
      <style:text-properties officeooo:rsid="01a8fc9c"/>
    </style:style>
    <style:style style:name="T87" style:family="text">
      <style:text-properties officeooo:rsid="01aa753b"/>
    </style:style>
    <style:style style:name="T88" style:family="text">
      <style:text-properties officeooo:rsid="01ab191d"/>
    </style:style>
    <style:style style:name="T89" style:family="text">
      <style:text-properties officeooo:rsid="01ab3712"/>
    </style:style>
    <style:style style:name="T90" style:family="text">
      <style:text-properties officeooo:rsid="01abf334"/>
    </style:style>
    <style:style style:name="T91" style:family="text">
      <style:text-properties officeooo:rsid="01ac5341"/>
    </style:style>
    <style:style style:name="T92" style:family="text">
      <style:text-properties officeooo:rsid="01acd10f"/>
    </style:style>
    <style:style style:name="T93" style:family="text">
      <style:text-properties officeooo:rsid="01ae5132"/>
    </style:style>
    <style:style style:name="T94" style:family="text">
      <style:text-properties officeooo:rsid="01af723c"/>
    </style:style>
    <style:style style:name="T95" style:family="text">
      <style:text-properties officeooo:rsid="01af72ed"/>
    </style:style>
    <style:style style:name="T96" style:family="text">
      <style:text-properties officeooo:rsid="01b016a1"/>
    </style:style>
    <style:style style:name="T97" style:family="text">
      <style:text-properties officeooo:rsid="01b6abd2"/>
    </style:style>
    <style:style style:name="T98" style:family="text">
      <style:text-properties officeooo:rsid="01c0cb9f"/>
    </style:style>
    <style:style style:name="T99" style:family="text">
      <style:text-properties officeooo:rsid="01c52519"/>
    </style:style>
    <style:style style:name="T100" style:family="text">
      <style:text-properties officeooo:rsid="01c6390a"/>
    </style:style>
    <style:style style:name="T101" style:family="text">
      <style:text-properties officeooo:rsid="01c81160"/>
    </style:style>
    <style:style style:name="T102" style:family="text">
      <style:text-properties officeooo:rsid="01c9b453"/>
    </style:style>
    <style:style style:name="T103" style:family="text">
      <style:text-properties officeooo:rsid="01cbe912"/>
    </style:style>
    <style:style style:name="T104" style:family="text">
      <style:text-properties officeooo:rsid="01d27b28"/>
    </style:style>
    <style:style style:name="T105" style:family="text">
      <style:text-properties officeooo:rsid="01e4c9f7"/>
    </style:style>
    <style:style style:name="T106" style:family="text">
      <style:text-properties officeooo:rsid="01e5f5b7"/>
    </style:style>
    <style:style style:name="T107" style:family="text">
      <style:text-properties officeooo:rsid="01ce872c"/>
    </style:style>
    <style:style style:name="T108" style:family="text">
      <style:text-properties officeooo:rsid="01eab529"/>
    </style:style>
    <style:style style:name="T109" style:family="text">
      <style:text-properties officeooo:rsid="01eed0e6"/>
    </style:style>
    <style:style style:name="T110" style:family="text">
      <style:text-properties officeooo:rsid="01f299c1"/>
    </style:style>
    <style:style style:name="T111" style:family="text">
      <style:text-properties officeooo:rsid="01fb3acc"/>
    </style:style>
    <style:style style:name="T112" style:family="text">
      <style:text-properties officeooo:rsid="01ffb47c"/>
    </style:style>
    <style:style style:name="T113" style:family="text">
      <style:text-properties officeooo:rsid="0208e5c9"/>
    </style:style>
    <style:style style:name="T114" style:family="text">
      <style:text-properties officeooo:rsid="020b91ec"/>
    </style:style>
    <style:style style:name="T115" style:family="text">
      <style:text-properties officeooo:rsid="0213561a"/>
    </style:style>
    <style:style style:name="T116" style:family="text">
      <style:text-properties officeooo:rsid="02145e71"/>
    </style:style>
    <style:style style:name="T117" style:family="text">
      <style:text-properties officeooo:rsid="0214f96b"/>
    </style:style>
    <style:style style:name="T118" style:family="text">
      <style:text-properties officeooo:rsid="0216f49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БЪЛГАРСКА <text:s/>АКАДЕМИЯ <text:s/>НА <text:s/>НАУКИТЕ</text:p>
      <text:p text:style-name="P2"/>
      <text:p text:style-name="P60">ИНСТИТУТ ПО ИНФОРМАЦИОННИ </text:p>
      <text:p text:style-name="P68">И КОМУНИКАЦИОННИ ТЕХНОЛОГИИ</text:p>
      <text:p text:style-name="P2"/>
      <text:p text:style-name="P2"/>
      <text:p text:style-name="P61">Д И С Е Р Т А Ц И Я</text:p>
      <text:p text:style-name="P62">ЗА ПРИСЪЖДАНЕ НА ОБРАЗОВАТЕЛНА </text:p>
      <text:p text:style-name="P62">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40">Научно област:</text:p>
      <text:p text:style-name="P5"><text:tab/>4 „Природни науки, математика и информатика“</text:p>
      <text:p text:style-name="P40">Професионално направление:</text:p>
      <text:p text:style-name="P5"><text:tab/>4.6 „Информатика и компютърни науки“</text:p>
      <text:p text:style-name="P40">Научна специалност:</text:p>
      <text:p text:style-name="P3"><text:tab/>01.01.12 „Информатика“</text:p>
      <text:p text:style-name="P2"/>
      <text:p text:style-name="P2"/>
      <text:p text:style-name="P2"><text:span text:style-name="T19">Докторант:</text:span><text:tab/><text:tab/><text:tab/><text:tab/><text:tab/><text:tab/><text:span text:style-name="T19">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41"><text:span text:style-name="T1"><text:tab/><text:tab/><text:tab/><text:tab/><text:tab/><text:tab/><text:tab/></text:span><text:span text:style-name="T19">Научен консултант:</text:span></text:p>
      <text:p text:style-name="P41"><text:span text:style-name="T1"><text:tab/><text:tab/><text:tab/><text:tab/><text:tab/><text:tab/><text:tab/></text:span><text:span text:style-name="T2">доц. д-р Милена Кирилова Лазарова</text:span></text:p>
      <text:p text:style-name="P2"/>
      <text:p text:style-name="P2"/>
      <text:p text:style-name="P67"/>
      <text:p text:style-name="P4">София, 201<text:span text:style-name="T25">6</text:span>г.</text:p>
      <text:h text:style-name="P224"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4"><text:a xlink:type="simple" xlink:href="#__RefHeading__144_63795308" text:style-name="Index_20_Link" text:visited-style-name="Index_20_Link">Съдържание<text:tab/>2</text:a></text:p>
          <text:p text:style-name="P214"><text:a xlink:type="simple" xlink:href="#__RefHeading__146_63795308" text:style-name="Index_20_Link" text:visited-style-name="Index_20_Link">Увод<text:tab/>4</text:a></text:p>
          <text:p text:style-name="P214"><text:a xlink:type="simple" xlink:href="#__RefHeading__148_63795308" text:style-name="Index_20_Link" text:visited-style-name="Index_20_Link">Глава 1 - Обзор на системи за прогнозиране на времеви редове<text:tab/>6</text:a></text:p>
          <text:p text:style-name="P21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15"><text:a xlink:type="simple" xlink:href="#__RefHeading__2955_724005782" text:style-name="Index_20_Link" text:visited-style-name="Index_20_Link"><text:s/>2.1 Дефиниция на задачата<text:tab/>22</text:a></text:p>
          <text:p text:style-name="P215"><text:a xlink:type="simple" xlink:href="#__RefHeading__2957_724005782" text:style-name="Index_20_Link" text:visited-style-name="Index_20_Link"><text:s/>2.2 Времеви редове<text:tab/>23</text:a></text:p>
          <text:p text:style-name="P215"><text:a xlink:type="simple" xlink:href="#__RefHeading__2959_724005782" text:style-name="Index_20_Link" text:visited-style-name="Index_20_Link"><text:s/>2.3 Изкуствени невронни мрежи<text:tab/>23</text:a></text:p>
          <text:p text:style-name="P215"><text:a xlink:type="simple" xlink:href="#__RefHeading__2961_724005782" text:style-name="Index_20_Link" text:visited-style-name="Index_20_Link"><text:s/>2.4 Диференциална еволюция<text:tab/>24</text:a></text:p>
          <text:p text:style-name="P215"><text:a xlink:type="simple" xlink:href="#__RefHeading__2963_724005782" text:style-name="Index_20_Link" text:visited-style-name="Index_20_Link"><text:s/>2.5 Изчисления в разпределена среда<text:tab/>25</text:a></text:p>
          <text:p text:style-name="P215"><text:a xlink:type="simple" xlink:href="#__RefHeading__2965_724005782" text:style-name="Index_20_Link" text:visited-style-name="Index_20_Link"><text:s/>2.6 Система за прогнозиран<text:tab/>26</text:a></text:p>
          <text:p text:style-name="P213"><text:a xlink:type="simple" xlink:href="#__RefHeading__3314_724005782" text:style-name="Index_20_Link" text:visited-style-name="Index_20_Link"><text:s/>2.6.1 Структура на ИНМ<text:tab/>29</text:a></text:p>
          <text:p text:style-name="P213"><text:a xlink:type="simple" xlink:href="#__RefHeading__3316_724005782" text:style-name="Index_20_Link" text:visited-style-name="Index_20_Link"><text:s/>2.6.2 Изчисления от входа към изхода<text:tab/>31</text:a></text:p>
          <text:p text:style-name="P213"><text:a xlink:type="simple" xlink:href="#__RefHeading__3318_724005782" text:style-name="Index_20_Link" text:visited-style-name="Index_20_Link"><text:s/>2.6.3 Манипулация на теглата в ИНМ с ДЕ<text:tab/>32</text:a></text:p>
          <text:p text:style-name="P213"><text:a xlink:type="simple" xlink:href="#__RefHeading__3320_724005782" text:style-name="Index_20_Link" text:visited-style-name="Index_20_Link"><text:s/>2.6.4 Представяне на входните и изходните данни<text:tab/>34</text:a></text:p>
          <text:p text:style-name="P213"><text:a xlink:type="simple" xlink:href="#__RefHeading__1941_564051341" text:style-name="Index_20_Link" text:visited-style-name="Index_20_Link"><text:s/>2.6.5 Оценка на индивидите в популацията<text:tab/>36</text:a></text:p>
          <text:p text:style-name="P213"><text:a xlink:type="simple" xlink:href="#__RefHeading__1943_564051341" text:style-name="Index_20_Link" text:visited-style-name="Index_20_Link"><text:s/>2.6.6 Хибридна реализация с ДЕ и ОРГ<text:tab/>37</text:a></text:p>
          <text:p text:style-name="P213"><text:a xlink:type="simple" xlink:href="#__RefHeading__1945_564051341" text:style-name="Index_20_Link" text:visited-style-name="Index_20_Link"><text:s/>2.6.7 Обучение на ИНМ с ДЕ в ИРС<text:tab/>38</text:a></text:p>
          <text:p text:style-name="P214"><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15"><text:a xlink:type="simple" xlink:href="#__RefHeading___Toc2209_325322275" text:style-name="Index_20_Link" text:visited-style-name="Index_20_Link"><text:s/>3.1 Входна информация в разработената система<text:tab/>41</text:a></text:p>
          <text:p text:style-name="P215"><text:a xlink:type="simple" xlink:href="#__RefHeading___Toc2227_325322275" text:style-name="Index_20_Link" text:visited-style-name="Index_20_Link"><text:s/>3.2 Изчисления в разпределена среда<text:tab/>42</text:a></text:p>
          <text:p text:style-name="P215"><text:a xlink:type="simple" xlink:href="#__RefHeading___Toc2955_2025852820" text:style-name="Index_20_Link" text:visited-style-name="Index_20_Link"><text:s/>3.3 Избор на инструменти за разработка<text:tab/>42</text:a></text:p>
          <text:p text:style-name="P213"><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213"><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15"><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15"><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15"><text:a xlink:type="simple" xlink:href="#__RefHeading___Toc10174_594487062" text:style-name="Index_20_Link" text:visited-style-name="Index_20_Link"><text:s/>3.6 Бак енд модул за наблюдение и настройване на системата<text:tab/>55</text:a></text:p>
          <text:p text:style-name="P215"><text:a xlink:type="simple" xlink:href="#__RefHeading___Toc10176_594487062" text:style-name="Index_20_Link" text:visited-style-name="Index_20_Link"><text:s/>3.7 Фронт енд модул за публикуване на информация от системата<text:tab/>60</text:a></text:p>
          <text:p text:style-name="P21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15"><text:a xlink:type="simple" xlink:href="#__RefHeading___Toc3705_327085497" text:style-name="Index_20_Link" text:visited-style-name="Index_20_Link"><text:s/>4.1 Инцидентно участие на възли в система за разпределени изчисления<text:tab/>65</text:a></text:p>
          <text:p text:style-name="P215"><text:a xlink:type="simple" xlink:href="#__RefHeading___Toc3707_327085497" text:style-name="Index_20_Link" text:visited-style-name="Index_20_Link"><text:s/>4.2 Сравнение между C++ и AJAX, при правия пас на ИНМ<text:tab/>66</text:a></text:p>
          <text:p text:style-name="P215"><text:a xlink:type="simple" xlink:href="#__RefHeading___Toc3709_327085497" text:style-name="Index_20_Link" text:visited-style-name="Index_20_Link"><text:s/>4.3 Сравнение между различни топологии на ИНМ<text:tab/>71</text:a></text:p>
          <text:p text:style-name="P213"><text:a xlink:type="simple" xlink:href="#__RefHeading___Toc3711_327085497" text:style-name="Index_20_Link" text:visited-style-name="Index_20_Link"><text:s/>4.3.1 Сравнение между пълно-свързана и трислойна ИНМ<text:tab/>71</text:a></text:p>
          <text:p text:style-name="P213"><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15"><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3</text:a></text:p>
          <text:p text:style-name="P214"><text:a xlink:type="simple" xlink:href="#__RefHeading__156_63795308" text:style-name="Index_20_Link" text:visited-style-name="Index_20_Link">Приноси<text:tab/>76</text:a></text:p>
          <text:p text:style-name="P214"><text:a xlink:type="simple" xlink:href="#__RefHeading__158_63795308" text:style-name="Index_20_Link" text:visited-style-name="Index_20_Link">Заключение<text:tab/>77</text:a></text:p>
          <text:p text:style-name="P214"><text:a xlink:type="simple" xlink:href="#__RefHeading__160_63795308" text:style-name="Index_20_Link" text:visited-style-name="Index_20_Link">Библиография<text:tab/>79</text:a></text:p>
          <text:p text:style-name="P214"><text:a xlink:type="simple" xlink:href="#__RefHeading__162_63795308" text:style-name="Index_20_Link" text:visited-style-name="Index_20_Link">Списък с публикациите по дисертационната работа<text:tab/>105</text:a></text:p>
          <text:p text:style-name="P214"><text:a xlink:type="simple" xlink:href="#__RefHeading__725_533363062" text:style-name="Index_20_Link" text:visited-style-name="Index_20_Link">Списък с цитирания и реферирания<text:tab/>106</text:a></text:p>
          <text:p text:style-name="P214"><text:a xlink:type="simple" xlink:href="#__RefHeading___Toc3274_594487062" text:style-name="Index_20_Link" text:visited-style-name="Index_20_Link">Списък с дипломни работи по темата на дисертационната работа<text:tab/>107</text:a></text:p>
        </text:index-body>
      </text:table-of-content>
      <text:p text:style-name="P2"/>
      <text:h text:style-name="P224"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20">Цитат!</text:span> Прогнозирането на времеви редове се подрежда на <text:span text:style-name="T22">X</text:span> място (от <text:span text:style-name="T24">Y</text:span> възможни) по приоритет в изследователските направления на научната дисциплина <text:span text:style-name="T20">„“</text:span>. Задачите за прогнозиране на времеви редове могат да бъдат разделени на <text:span text:style-name="T24">Z</text:span><text:span text:style-name="T23"> </text:span>отделни класа, в зависимост от тяхната <text:span text:style-name="T20">формална</text:span> постановка. <text:span text:style-name="T20">Разглеждане на различните класове!</text:span></text:p>
      <text:p text:style-name="P2"/>
      <text:p text:style-name="P2"><text:tab/>В дисертационната работа се разглеждат проблеми от <text:span text:style-name="T24">N-</text:span><text:span text:style-name="T20">тия</text:span> клас, а именно със задачи за прогнозиране на времеви редове <text:span text:style-name="T20">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23">N </text:span>на брой точки в двумерното пространство могат да се прекарат безкраен брой криви <text:span text:style-name="T20">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23">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1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24">M</text:span><text:span text:style-name="T23">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24"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24"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20">[5]</text:span>, Giles <text:span text:style-name="T20">[9]</text:span> и Moody <text:span text:style-name="T20">[12]</text:span>. Като основен модел се използват така наречените Feed Forward Neural Networks (FFNN) (виж Haykin <text:span text:style-name="T20">[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20">[17]</text:span>). Комбиниран подход за обучение на ИНМ с помощта на еволюционни алгоритми е предложен от Yao <text:span text:style-name="T20">[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20">[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20">[3]</text:span>:</text:p>
      <text:p text:style-name="P2"/>
      <text:p text:style-name="P2"><draw:frame draw:style-name="fr1" draw:name="graphics1" text:anchor-type="paragraph" svg:width="1.2508in" svg:height="0.4484in" draw:z-index="0"><draw:image xlink:href="Pictures/2000000900000C6800000473F1F10ED770F4DC51.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20">[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20">[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20">[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20">[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20">[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20">[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2.3563in" svg:y="0in" svg:width="1.9799in" svg:height="0.5728in" draw:z-index="1"><draw:image xlink:href="Pictures/20000009000013A4000005B08DAF27F32E90ACF4.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1.7508in" svg:height="0.8756in" draw:z-index="2"><draw:image xlink:href="Pictures/200000090000115E000008B0EF25806EDFC52602.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6.6925in" svg:height="3.5193in" draw:z-index="3"><draw:image xlink:href="Pictures/2000000900007F8900004314F1E067B4041D0116.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6.3862in" svg:height="4.7602in" draw:z-index="4"><draw:image xlink:href="Pictures/2000000900003F5C00002F3C4F5A30A0ED3F48DC.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4.2402in" svg:height="0.5217in" draw:z-index="5"><draw:image xlink:href="Pictures/2000000900002A120000052C820A744818C32491.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3.4165in" svg:height="2.2602in" draw:z-index="6"><draw:image xlink:href="Pictures/20000009000021E70000166E66FA84D54A287356.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3.1154in" svg:height="2.2602in" draw:z-index="7"><draw:image xlink:href="Pictures/2000000900001EE80000166E6F8F664A67BC913D.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2.778in" svg:y="0in" svg:width="1.1362in" svg:height="0.4484in" draw:z-index="8"><draw:image xlink:href="Pictures/2000000900000B4500000473149432C819433F7A.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1.7508in" svg:height="0.8756in" draw:z-index="9"><draw:image xlink:href="Pictures/200000090000115E000008B0C2A16C0AF8CC200F.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0.8134in" svg:height="0.3957in" draw:z-index="10"><draw:image xlink:href="Pictures/2000000900000811000003EE3EEE22C44157E470.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29"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6.0102in" svg:height="5.6362in" draw:z-index="11"><draw:image xlink:href="Pictures/2000000900003BA3000037EB27C06FB6F1A1CA3F.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6.6925in" svg:height="5.7307in" draw:z-index="12"><draw:image xlink:href="Pictures/2000000900004D00000041F1BFA4E55A6B17A5F0.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29"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69">№ възел</text:p>
          </table:table-cell>
          <table:table-cell table:style-name="Table1.B1" office:value-type="string">
            <text:p text:style-name="P69">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69">№ възел</text:p>
          </table:table-cell>
          <table:table-cell table:style-name="Table2.A1" office:value-type="string">
            <text:p text:style-name="P69">Изходна Стойност</text:p>
          </table:table-cell>
          <table:table-cell table:style-name="Table2.C1" office:value-type="string">
            <text:p text:style-name="P69">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29"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6.6925in" svg:height="4.2244in" draw:z-index="13"><draw:image xlink:href="Pictures/20000009000050B9000032F5D530A7B0B2D1D85E.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2.6874in" svg:height="0.678in" draw:z-index="14"><draw:image xlink:href="Pictures/2000000900001AAB000006B99AC8B353A17A7AD3.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1.3862in" svg:height="0.9583in" draw:z-index="15"><draw:image xlink:href="Pictures/2000000900000DC0000009831822F33D70C6B4CF.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29"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5.3862in" svg:height="2.6362in" draw:z-index="16"><draw:image xlink:href="Pictures/200000090000357000001A278A342EEB3DC0E999.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29" text:outline-level="3"><text:bookmark-start text:name="__RefHeading__1945_564051341"/><text:s text:c="4"/>2.6.7 Обучение на ИНМ с ДЕ в ИРС<text:bookmark-end text:name="__RefHeading__1945_564051341"/></text:h>
      <text:p text:style-name="P2"/>
      <text:p text:style-name="P7"><draw:frame draw:style-name="fr3" draw:name="graphics18" text:anchor-type="paragraph" svg:width="6.6925in" svg:height="3.8126in" draw:z-index="17"><draw:image xlink:href="Pictures/200000090000480A000029098E6DD3AD17A29F84.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25"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3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65"><draw:frame draw:style-name="fr5" draw:name="Image1" text:anchor-type="paragraph" svg:width="6.6925in" svg:height="3.0362in" draw:z-index="18"><draw:image xlink:href="Pictures/10000000000005520000026A02184AC0241F9338.png" xlink:type="simple" xlink:show="embed" xlink:actuate="onLoad"/></draw:frame><text:soft-page-break/><text:span text:style-name="T79">Фиг. </text:span><text:span text:style-name="T80">3</text:span><text:span text:style-name="T79">.</text:span><text:span text:style-name="T80">1</text:span><text:span text:style-name="T78"> Котировки </text:span><text:span text:style-name="T81">EUR/USD в MetaTrader 4</text:span><text:span text:style-name="T78">.</text:span></text:p>
      <text:p text:style-name="P13"/>
      <text:h text:style-name="Heading_20_2" text:outline-level="2"><text:bookmark-start text:name="__RefHeading___Toc2209_325322275"/><text:s text:c="2"/><text:span text:style-name="T3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3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3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34">3.2 Изчисления в разпределена среда</text:span><text:bookmark-end text:name="__RefHeading___Toc2227_325322275"/></text:h>
      <text:p text:style-name="Standard"/>
      <text:p text:style-name="Standard"><text:tab/>По своята същност, <text:span text:style-name="T3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2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3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30" text:outline-level="3"><text:bookmark-start text:name="__RefHeading___Toc12991_1666585142"/><text:s text:c="4"/><text:span text:style-name="T3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4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4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4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4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4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44">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70">ANN</text:p>
          </table:table-cell>
          <table:covered-table-cell/>
        </table:table-row>
        <table:table-row>
          <table:table-cell table:style-name="Table3.A2" office:value-type="string">
            <text:p text:style-name="P102">Отговорности</text:p>
          </table:table-cell>
          <table:table-cell table:style-name="Table3.B2" office:value-type="string">
            <text:p text:style-name="P102">Сътрудници</text:p>
          </table:table-cell>
        </table:table-row>
        <table:table-row>
          <table:table-cell table:style-name="Table3.A3" office:value-type="string">
            <text:p text:style-name="P179">* Представяне на ИНМ.</text:p>
            <text:p text:style-name="P179">* Приемане на входната за ИНМ информация.</text:p>
            <text:p text:style-name="P179">* Извеждане на изходната за ИНМ информация.</text:p>
            <text:p text:style-name="P179">* Пресмятане на правия пас при разпространение на информацията от входа, към изхода.</text:p>
            <text:p text:style-name="P179">* Пресмятане на обратния пас, за обучението с ОРГ.</text:p>
          </table:table-cell>
          <table:table-cell table:style-name="Table3.B3" office:value-type="string">
            <text:p text:style-name="P180">NuronsList</text:p>
            <text:p text:style-name="P180">ActivitiesMatrix</text:p>
            <text:p text:style-name="P180">WeightsMatrix</text:p>
            <text:p text:style-name="P180">Counter</text:p>
            <text:p text:style-name="P180">TrainingSet</text:p>
            <text:p text:style-name="P201">TimePeriod</text:p>
            <text:p text:style-name="P20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71">ANN<text:span text:style-name="T45">IO</text:span></text:p>
          </table:table-cell>
          <table:covered-table-cell/>
        </table:table-row>
        <table:table-row>
          <table:table-cell table:style-name="Table4.A2" office:value-type="string">
            <text:p text:style-name="P103">Отговорности</text:p>
          </table:table-cell>
          <table:table-cell table:style-name="Table4.B2" office:value-type="string">
            <text:p text:style-name="P103">Сътрудници</text:p>
          </table:table-cell>
        </table:table-row>
        <table:table-row>
          <table:table-cell table:style-name="Table4.A3" office:value-type="string">
            <text:p text:style-name="P134">* Служи като контейнер за вектори от входни/изходни данни към/от ИНМ.</text:p>
          </table:table-cell>
          <table:table-cell table:style-name="Table4.B3" office:value-type="string">
            <text:p text:style-name="P13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72">ANN<text:span text:style-name="T46">Input</text:span></text:p>
          </table:table-cell>
          <table:covered-table-cell/>
        </table:table-row>
        <table:table-row>
          <table:table-cell table:style-name="Table5.A2" office:value-type="string">
            <text:p text:style-name="P104">Отговорности</text:p>
          </table:table-cell>
          <table:table-cell table:style-name="Table5.B2" office:value-type="string">
            <text:p text:style-name="P104">Сътрудници</text:p>
          </table:table-cell>
        </table:table-row>
        <table:table-row>
          <table:table-cell table:style-name="Table5.A3" office:value-type="string">
            <text:p text:style-name="P135">* Контейнер за входни данни към ИНМ.</text:p>
          </table:table-cell>
          <table:table-cell table:style-name="Table5.B3" office:value-type="string">
            <text:p text:style-name="P203">ANNIO</text:p>
          </table:table-cell>
        </table:table-row>
      </table:table>
      <text:p text:style-name="P14"/>
      <text:p text:style-name="P14"><text:tab/>Входната информация е вектор от реални числа и представлява частен случай на входно-изходен вектор.</text:p>
      <text:p text:style-name="P14"/>
      <table:table table:name="Table6" table:style-name="Table6">
        <table:table-column table:style-name="Table6.A"/>
        <table:table-column table:style-name="Table6.B"/>
        <table:table-row>
          <table:table-cell table:style-name="Table6.A1" table:number-columns-spanned="2" office:value-type="string">
            <text:p text:style-name="P73">ANN<text:span text:style-name="T47">Output</text:span></text:p>
          </table:table-cell>
          <table:covered-table-cell/>
        </table:table-row>
        <table:table-row>
          <table:table-cell table:style-name="Table6.A2" office:value-type="string">
            <text:p text:style-name="P105">Отговорности</text:p>
          </table:table-cell>
          <table:table-cell table:style-name="Table6.B2" office:value-type="string">
            <text:p text:style-name="P105">Сътрудници</text:p>
          </table:table-cell>
        </table:table-row>
        <table:table-row>
          <table:table-cell table:style-name="Table6.A3" office:value-type="string">
            <text:p text:style-name="P136">* Контейнер за изходни данни от ИНМ.</text:p>
          </table:table-cell>
          <table:table-cell table:style-name="Table6.B3" office:value-type="string">
            <text:p text:style-name="P204">ANNIO</text:p>
          </table:table-cell>
        </table:table-row>
      </table:table>
      <text:p text:style-name="P42"/>
      <text:p text:style-name="P42"><text:tab/>Изходната информация е вектор от реални числа и представлява частен случай на входно-изходен вектор.</text:p>
      <text:p text:style-name="P42"/>
      <table:table table:name="Table7" table:style-name="Table7">
        <table:table-column table:style-name="Table7.A"/>
        <table:table-column table:style-name="Table7.B"/>
        <table:table-row>
          <table:table-cell table:style-name="Table7.A1" table:number-columns-spanned="2" office:value-type="string">
            <text:p text:style-name="P74">Activit<text:span text:style-name="T48">ies</text:span>Matrix</text:p>
          </table:table-cell>
          <table:covered-table-cell/>
        </table:table-row>
        <text:soft-page-break/>
        <table:table-row>
          <table:table-cell table:style-name="Table7.A2" office:value-type="string">
            <text:p text:style-name="P106">Отговорности</text:p>
          </table:table-cell>
          <table:table-cell table:style-name="Table7.B2" office:value-type="string">
            <text:p text:style-name="P106">Сътрудници</text:p>
          </table:table-cell>
        </table:table-row>
        <table:table-row>
          <table:table-cell table:style-name="Table7.A3" office:value-type="string">
            <text:p text:style-name="P13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05">GraphMatrix</text:p>
          </table:table-cell>
        </table:table-row>
      </table:table>
      <text:p text:style-name="P15"/>
      <text:p text:style-name="P15"><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5"/>
      <table:table table:name="Table8" table:style-name="Table8">
        <table:table-column table:style-name="Table8.A"/>
        <table:table-column table:style-name="Table8.B"/>
        <table:table-row>
          <table:table-cell table:style-name="Table8.A1" table:number-columns-spanned="2" office:value-type="string">
            <text:p text:style-name="P75">Chromosome</text:p>
          </table:table-cell>
          <table:covered-table-cell/>
        </table:table-row>
        <table:table-row>
          <table:table-cell table:style-name="Table8.A2" office:value-type="string">
            <text:p text:style-name="P107">Отговорности</text:p>
          </table:table-cell>
          <table:table-cell table:style-name="Table8.B2" office:value-type="string">
            <text:p text:style-name="P107">Сътрудници</text:p>
          </table:table-cell>
        </table:table-row>
        <table:table-row>
          <table:table-cell table:style-name="Table8.A3" office:value-type="string">
            <text:p text:style-name="P138">* Представя хромозома в популацията на ДЕ <text:span text:style-name="T50">(матрица с тегла на ИНМ)</text:span>.</text:p>
            <text:p text:style-name="P138">* Носи информация за жизнеността си.</text:p>
            <text:p text:style-name="P138">* Генерира хромозома със случайни числа. </text:p>
          </table:table-cell>
          <table:table-cell table:style-name="Table8.B3" office:value-type="string">
            <text:p text:style-name="P181">WeightsMatrix</text:p>
          </table:table-cell>
        </table:table-row>
      </table:table>
      <text:p text:style-name="P16"/>
      <text:p text:style-name="P16"><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6"/>
      <table:table table:name="Table9" table:style-name="Table9">
        <table:table-column table:style-name="Table9.A"/>
        <table:table-column table:style-name="Table9.B"/>
        <table:table-row>
          <table:table-cell table:style-name="Table9.A1" table:number-columns-spanned="2" office:value-type="string">
            <text:p text:style-name="P76">Communicator</text:p>
          </table:table-cell>
          <table:covered-table-cell/>
        </table:table-row>
        <table:table-row>
          <table:table-cell table:style-name="Table9.A2" office:value-type="string">
            <text:p text:style-name="P108">Отговорности</text:p>
          </table:table-cell>
          <table:table-cell table:style-name="Table9.B2" office:value-type="string">
            <text:p text:style-name="P108">Сътрудници</text:p>
          </table:table-cell>
        </table:table-row>
        <table:table-row>
          <table:table-cell table:style-name="Table9.A3" office:value-type="string">
            <text:p text:style-name="P139">* Задава базова рамка за комуникационен интерфейс <text:span text:style-name="T51">(служи за наследяване).</text:span></text:p>
          </table:table-cell>
          <table:table-cell table:style-name="Table9.B3" office:value-type="string">
            <text:p text:style-name="P184">DE</text:p>
            <text:p text:style-name="P184">ANN</text:p>
            <text:p text:style-name="P182">NeuronList</text:p>
            <text:p text:style-name="P182">WeightMatrix</text:p>
            <text:p text:style-name="P182">ActivitiesMatrix</text:p>
            <text:p text:style-name="P184">ModelParameters</text:p>
            <text:p text:style-name="P206">TimePeriod</text:p>
            <text:p text:style-name="P184">RateInfo</text:p>
            <text:p text:style-name="P183">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64">Communicator е базов клас, наследен от по-специфични реализации на комуникационната функционалност. </text:span></text:p>
      <text:p text:style-name="P17"/>
      <table:table table:name="Table10" table:style-name="Table10">
        <table:table-column table:style-name="Table10.A"/>
        <table:table-column table:style-name="Table10.B"/>
        <table:table-row>
          <table:table-cell table:style-name="Table10.A1" table:number-columns-spanned="2" office:value-type="string">
            <text:p text:style-name="P77">Counter</text:p>
          </table:table-cell>
          <table:covered-table-cell/>
        </table:table-row>
        <table:table-row>
          <table:table-cell table:style-name="Table10.A2" office:value-type="string">
            <text:p text:style-name="P109">Отговорности</text:p>
          </table:table-cell>
          <table:table-cell table:style-name="Table10.B2" office:value-type="string">
            <text:p text:style-name="P109">Сътрудници</text:p>
          </table:table-cell>
        </table:table-row>
        <table:table-row>
          <table:table-cell table:style-name="Table10.A3" office:value-type="string">
            <text:p text:style-name="P140">* Натрупва статистическа информация за работата на системата.</text:p>
            <text:p text:style-name="P140">* Поддържа броячи под формата на ключ-стойност <text:soft-page-break/>двойки.</text:p>
          </table:table-cell>
          <table:table-cell table:style-name="Table10.B3" office:value-type="string">
            <text:p text:style-name="P140">-</text:p>
          </table:table-cell>
        </table:table-row>
      </table:table>
      <text:p text:style-name="P18"/>
      <text:p text:style-name="P18"><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able:table table:name="Table11" table:style-name="Table11">
        <table:table-column table:style-name="Table11.A"/>
        <table:table-column table:style-name="Table11.B"/>
        <table:table-row>
          <table:table-cell table:style-name="Table11.A1" table:number-columns-spanned="2" office:value-type="string">
            <text:p text:style-name="P78">CrossoverType</text:p>
          </table:table-cell>
          <table:covered-table-cell/>
        </table:table-row>
        <table:table-row>
          <table:table-cell table:style-name="Table11.A2" office:value-type="string">
            <text:p text:style-name="P110">Отговорности</text:p>
          </table:table-cell>
          <table:table-cell table:style-name="Table11.B2" office:value-type="string">
            <text:p text:style-name="P110">Сътрудници</text:p>
          </table:table-cell>
        </table:table-row>
        <table:table-row>
          <table:table-cell table:style-name="Table11.A3" office:value-type="string">
            <text:p text:style-name="P141">* Задава различни възможности за операцията по кръстосване в ДЕ.</text:p>
          </table:table-cell>
          <table:table-cell table:style-name="Table11.B3" office:value-type="string">
            <text:p text:style-name="P141">-</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НМ.</text:p>
      <text:p text:style-name="P19"/>
      <table:table table:name="Table12" table:style-name="Table12">
        <table:table-column table:style-name="Table12.A"/>
        <table:table-column table:style-name="Table12.B"/>
        <table:table-row>
          <table:table-cell table:style-name="Table12.A1" table:number-columns-spanned="2" office:value-type="string">
            <text:p text:style-name="P79">DE</text:p>
          </table:table-cell>
          <table:covered-table-cell/>
        </table:table-row>
        <table:table-row>
          <table:table-cell table:style-name="Table12.A2" office:value-type="string">
            <text:p text:style-name="P111">Отговорности</text:p>
          </table:table-cell>
          <table:table-cell table:style-name="Table12.B2" office:value-type="string">
            <text:p text:style-name="P111">Сътрудници</text:p>
          </table:table-cell>
        </table:table-row>
        <table:table-row>
          <table:table-cell table:style-name="Table12.A3" office:value-type="string">
            <text:p text:style-name="P142">* Реализира алгоритъма на ДЕ.</text:p>
            <text:p text:style-name="P142">* Изпълнява операцията по селекция в ДЕ.</text:p>
            <text:p text:style-name="P142">* Изпълнява операцията за рекомбинация в ДЕ.</text:p>
          </table:table-cell>
          <table:table-cell table:style-name="Table12.B3" office:value-type="string">
            <text:p text:style-name="P188">Population</text:p>
            <text:p text:style-name="P189">Counter</text:p>
            <text:p text:style-name="P189">ANN</text:p>
            <text:p text:style-name="P207">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able:table table:name="Table13" table:style-name="Table13">
        <table:table-column table:style-name="Table13.A"/>
        <table:table-column table:style-name="Table13.B"/>
        <table:table-row>
          <table:table-cell table:style-name="Table13.A1" table:number-columns-spanned="2" office:value-type="string">
            <text:p text:style-name="P80">GraphMatrix</text:p>
          </table:table-cell>
          <table:covered-table-cell/>
        </table:table-row>
        <table:table-row>
          <table:table-cell table:style-name="Table13.A2" office:value-type="string">
            <text:p text:style-name="P112">Отговорности</text:p>
          </table:table-cell>
          <table:table-cell table:style-name="Table13.B2" office:value-type="string">
            <text:p text:style-name="P112">Сътрудници</text:p>
          </table:table-cell>
        </table:table-row>
        <table:table-row>
          <table:table-cell table:style-name="Table13.A3" office:value-type="string">
            <text:p text:style-name="P143">* Задава матрица на съседство в насочен тегловен граф <text:span text:style-name="T52">(служи за наследяване)</text:span>.</text:p>
          </table:table-cell>
          <table:table-cell table:style-name="Table13.B3" office:value-type="string">
            <text:p text:style-name="P143">-</text:p>
          </table:table-cell>
        </table:table-row>
      </table:table>
      <text:p text:style-name="P21"/>
      <text:p text:style-name="P21"><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1"/>
      <table:table table:name="Table14" table:style-name="Table14">
        <table:table-column table:style-name="Table14.A"/>
        <table:table-column table:style-name="Table14.B"/>
        <table:table-row>
          <table:table-cell table:style-name="Table14.A1" table:number-columns-spanned="2" office:value-type="string">
            <text:p text:style-name="P81">HttpCommunicator</text:p>
          </table:table-cell>
          <table:covered-table-cell/>
        </table:table-row>
        <table:table-row>
          <table:table-cell table:style-name="Table14.A2" office:value-type="string">
            <text:p text:style-name="P113">Отговорности</text:p>
          </table:table-cell>
          <table:table-cell table:style-name="Table14.B2" office:value-type="string">
            <text:p text:style-name="P113">Сътрудници</text:p>
          </table:table-cell>
        </table:table-row>
        <table:table-row>
          <table:table-cell table:style-name="Table14.A3" office:value-type="string">
            <text:p text:style-name="P144">* Комуникация с отдалечен уеб сървър, с базов протокол <text:span text:style-name="T53">HTTP.</text:span></text:p>
            <text:p text:style-name="P144">* Синтактичен анализ <text:span text:style-name="T54">(парсване)</text:span> на неструктурирана информация, която се обменя към и от уеб сървъра.</text:p>
          </table:table-cell>
          <table:table-cell table:style-name="Table14.B3" office:value-type="string">
            <text:p text:style-name="P185">DE</text:p>
            <text:p text:style-name="P185">ANN</text:p>
            <text:p text:style-name="P185">NeuronList</text:p>
            <text:p text:style-name="P185">WeightMatrix</text:p>
            <text:p text:style-name="P208">Communicator</text:p>
            <text:p text:style-name="P186">ActivitiesMatrix</text:p>
            <text:p text:style-name="P185"><text:soft-page-break/>ModelParameters</text:p>
            <text:p text:style-name="P210">TimePeriod</text:p>
            <text:p text:style-name="P185">RateInfo</text:p>
            <text:p text:style-name="P185">Counter</text:p>
          </table:table-cell>
        </table:table-row>
      </table:table>
      <text:p text:style-name="P22"/>
      <text:p text:style-name="P22"><text:tab/>Един от най-разпространените комуникационни протоколи е <text:span text:style-name="T6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able:table table:name="Table15" table:style-name="Table15">
        <table:table-column table:style-name="Table15.A"/>
        <table:table-column table:style-name="Table15.B"/>
        <table:table-row>
          <table:table-cell table:style-name="Table15.A1" table:number-columns-spanned="2" office:value-type="string">
            <text:p text:style-name="P82">Init</text:p>
          </table:table-cell>
          <table:covered-table-cell/>
        </table:table-row>
        <table:table-row>
          <table:table-cell table:style-name="Table15.A2" office:value-type="string">
            <text:p text:style-name="P114">Отговорности</text:p>
          </table:table-cell>
          <table:table-cell table:style-name="Table15.B2" office:value-type="string">
            <text:p text:style-name="P114">Сътрудници</text:p>
          </table:table-cell>
        </table:table-row>
        <table:table-row>
          <table:table-cell table:style-name="Table15.A3" office:value-type="string">
            <text:p text:style-name="P145">* Зареждане на параметри за настройката на системата от инициализационен файл.</text:p>
          </table:table-cell>
          <table:table-cell table:style-name="Table15.B3" office:value-type="string">
            <text:p text:style-name="P145">-</text:p>
          </table:table-cell>
        </table:table-row>
      </table:table>
      <text:p text:style-name="P23"/>
      <text:p text:style-name="P23"><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3"/>
      <table:table table:name="Table16" table:style-name="Table16">
        <table:table-column table:style-name="Table16.A"/>
        <table:table-column table:style-name="Table16.B"/>
        <table:table-row>
          <table:table-cell table:style-name="Table16.A1" table:number-columns-spanned="2" office:value-type="string">
            <text:p text:style-name="P83">JsonHttpCommunicator</text:p>
          </table:table-cell>
          <table:covered-table-cell/>
        </table:table-row>
        <table:table-row>
          <table:table-cell table:style-name="Table16.A2" office:value-type="string">
            <text:p text:style-name="P115">Отговорности</text:p>
          </table:table-cell>
          <table:table-cell table:style-name="Table16.B2" office:value-type="string">
            <text:p text:style-name="P115">Сътрудници</text:p>
          </table:table-cell>
        </table:table-row>
        <table:table-row>
          <table:table-cell table:style-name="Table16.A3" office:value-type="string">
            <text:p text:style-name="P190">* Комуникация с отдалечен уеб сървър, с базов протокол <text:span text:style-name="T53">HTTP.</text:span></text:p>
            <text:p text:style-name="P190">* Синтактичен анализ <text:span text:style-name="T54">(парсване)</text:span> на <text:span text:style-name="T55">JSON</text:span> структурирана информация, която се обменя към и от уеб сървъра.</text:p>
          </table:table-cell>
          <table:table-cell table:style-name="Table16.B3" office:value-type="string">
            <text:p text:style-name="P187">DE</text:p>
            <text:p text:style-name="P187">ANN</text:p>
            <text:p text:style-name="P187">NeuronList</text:p>
            <text:p text:style-name="P187">WeightMatrix</text:p>
            <text:p text:style-name="P209">Communicator</text:p>
            <text:p text:style-name="P187">ActivitiesMatrix</text:p>
            <text:p text:style-name="P187">ModelParameters</text:p>
            <text:p text:style-name="P211">TimePeriod</text:p>
            <text:p text:style-name="P187">RateInfo</text:p>
            <text:p text:style-name="P187">Counter</text:p>
          </table:table-cell>
        </table:table-row>
      </table:table>
      <text:p text:style-name="P24"/>
      <text:p text:style-name="P24"><text:tab/>При комуникация по протокола <text:span text:style-name="T6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able:table table:name="Table17" table:style-name="Table17">
        <table:table-column table:style-name="Table17.A"/>
        <table:table-column table:style-name="Table17.B"/>
        <table:table-row>
          <table:table-cell table:style-name="Table17.A1" table:number-columns-spanned="2" office:value-type="string">
            <text:p text:style-name="P84">ModelParameters</text:p>
          </table:table-cell>
          <table:covered-table-cell/>
        </table:table-row>
        <table:table-row>
          <table:table-cell table:style-name="Table17.A2" office:value-type="string">
            <text:p text:style-name="P116">Отговорности</text:p>
          </table:table-cell>
          <table:table-cell table:style-name="Table17.B2" office:value-type="string">
            <text:p text:style-name="P116">Сътрудници</text:p>
          </table:table-cell>
        </table:table-row>
        <table:table-row>
          <table:table-cell table:style-name="Table17.A3" office:value-type="string">
            <text:p text:style-name="P14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12">TimePeriod</text:p>
          </table:table-cell>
        </table:table-row>
      </table:table>
      <text:p text:style-name="P25"><text:soft-page-break/></text:p>
      <text:p text:style-name="P25"><text:tab/>Параметрите на всеки модел <text:span text:style-name="T67">(ИНМ+ДЕ+ВР) се обработват от помощен клас, така че методите да получават само един обект, а не серия от параметри. </text:span></text:p>
      <text:p text:style-name="P25"/>
      <table:table table:name="Table18" table:style-name="Table18">
        <table:table-column table:style-name="Table18.A"/>
        <table:table-column table:style-name="Table18.B"/>
        <table:table-row>
          <table:table-cell table:style-name="Table18.A1" table:number-columns-spanned="2" office:value-type="string">
            <text:p text:style-name="P85">Neuron</text:p>
          </table:table-cell>
          <table:covered-table-cell/>
        </table:table-row>
        <table:table-row>
          <table:table-cell table:style-name="Table18.A2" office:value-type="string">
            <text:p text:style-name="P117">Отговорности</text:p>
          </table:table-cell>
          <table:table-cell table:style-name="Table18.B2" office:value-type="string">
            <text:p text:style-name="P117">Сътрудници</text:p>
          </table:table-cell>
        </table:table-row>
        <table:table-row>
          <table:table-cell table:style-name="Table18.A3" office:value-type="string">
            <text:p text:style-name="P147">* Представя невроните в ИНМ.</text:p>
            <text:p text:style-name="P147">* Поддържа различни типове неврони.</text:p>
            <text:p text:style-name="P147">* Поддържа стойност на изходния сигнал.</text:p>
            <text:p text:style-name="P147">* Поддържа стойност на грешката, за неврона, при обратния пас от обучението на ИНМ с ОРГ.</text:p>
          </table:table-cell>
          <table:table-cell table:style-name="Table18.B3" office:value-type="string">
            <text:p text:style-name="P191">NeuronType</text:p>
          </table:table-cell>
        </table:table-row>
      </table:table>
      <text:p text:style-name="P26"/>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able:table table:name="Table19" table:style-name="Table19">
        <table:table-column table:style-name="Table19.A"/>
        <table:table-column table:style-name="Table19.B"/>
        <table:table-row>
          <table:table-cell table:style-name="Table19.A1" table:number-columns-spanned="2" office:value-type="string">
            <text:p text:style-name="P86">NeuronType</text:p>
          </table:table-cell>
          <table:covered-table-cell/>
        </table:table-row>
        <table:table-row>
          <table:table-cell table:style-name="Table19.A2" office:value-type="string">
            <text:p text:style-name="P118">Отговорности</text:p>
          </table:table-cell>
          <table:table-cell table:style-name="Table19.B2" office:value-type="string">
            <text:p text:style-name="P118">Сътрудници</text:p>
          </table:table-cell>
        </table:table-row>
        <table:table-row>
          <table:table-cell table:style-name="Table19.A3" office:value-type="string">
            <text:p text:style-name="P148">* Задава различните възможности за типове неврони. </text:p>
          </table:table-cell>
          <table:table-cell table:style-name="Table19.B3" office:value-type="string">
            <text:p text:style-name="P148">-</text:p>
          </table:table-cell>
        </table:table-row>
      </table:table>
      <text:p text:style-name="P27"/>
      <text:p text:style-name="P27"><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8">(примерно неврон, който е входен, а в същото време и изходен за ИНМ).</text:span></text:p>
      <text:p text:style-name="P27"/>
      <table:table table:name="Table20" table:style-name="Table20">
        <table:table-column table:style-name="Table20.A"/>
        <table:table-column table:style-name="Table20.B"/>
        <table:table-row>
          <table:table-cell table:style-name="Table20.A1" table:number-columns-spanned="2" office:value-type="string">
            <text:p text:style-name="P87">NeuronsList</text:p>
          </table:table-cell>
          <table:covered-table-cell/>
        </table:table-row>
        <table:table-row>
          <table:table-cell table:style-name="Table20.A2" office:value-type="string">
            <text:p text:style-name="P119">Отговорности</text:p>
          </table:table-cell>
          <table:table-cell table:style-name="Table20.B2" office:value-type="string">
            <text:p text:style-name="P119">Сътрудници</text:p>
          </table:table-cell>
        </table:table-row>
        <table:table-row>
          <table:table-cell table:style-name="Table20.A3" office:value-type="string">
            <text:p text:style-name="P149">* Поддържа списък с всички неврони в ИНМ.</text:p>
            <text:p text:style-name="P149">* Поддържа информация за броя неврони от различен тип.</text:p>
          </table:table-cell>
          <table:table-cell table:style-name="Table20.B3" office:value-type="string">
            <text:p text:style-name="P192">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able:table table:name="Table21" table:style-name="Table21">
        <table:table-column table:style-name="Table21.A"/>
        <table:table-column table:style-name="Table21.B"/>
        <table:table-row>
          <table:table-cell table:style-name="Table21.A1" table:number-columns-spanned="2" office:value-type="string">
            <text:p text:style-name="P88">Population</text:p>
          </table:table-cell>
          <table:covered-table-cell/>
        </table:table-row>
        <table:table-row>
          <table:table-cell table:style-name="Table21.A2" office:value-type="string">
            <text:p text:style-name="P120">Отговорности</text:p>
          </table:table-cell>
          <table:table-cell table:style-name="Table21.B2" office:value-type="string">
            <text:p text:style-name="P120">Сътрудници</text:p>
          </table:table-cell>
        </table:table-row>
        <table:table-row>
          <table:table-cell table:style-name="Table21.A3" office:value-type="string">
            <text:p text:style-name="P150">* Поддържа популацията за ДЕ.</text:p>
            <text:p text:style-name="P150">* Инициализира популация със случайни числа.</text:p>
            <text:p text:style-name="P150">* Поддържа информация за най-добрия индивид в популацията. </text:p>
          </table:table-cell>
          <table:table-cell table:style-name="Table21.B3" office:value-type="string">
            <text:p text:style-name="P193">Chromosome</text:p>
          </table:table-cell>
        </table:table-row>
      </table:table>
      <text:p text:style-name="P29"/>
      <text:p text:style-name="P29"><text:soft-page-break/><text:tab/>Популацията е представена в паметта на компютъра като контейнер от обекти тип хромозома. </text:p>
      <text:p text:style-name="P29"/>
      <table:table table:name="Table22" table:style-name="Table22">
        <table:table-column table:style-name="Table22.A"/>
        <table:table-column table:style-name="Table22.B"/>
        <table:table-row>
          <table:table-cell table:style-name="Table22.A1" table:number-columns-spanned="2" office:value-type="string">
            <text:p text:style-name="P89">RateInfo</text:p>
          </table:table-cell>
          <table:covered-table-cell/>
        </table:table-row>
        <table:table-row>
          <table:table-cell table:style-name="Table22.A2" office:value-type="string">
            <text:p text:style-name="P121">Отговорности</text:p>
          </table:table-cell>
          <table:table-cell table:style-name="Table22.B2" office:value-type="string">
            <text:p text:style-name="P121">Сътрудници</text:p>
          </table:table-cell>
        </table:table-row>
        <table:table-row>
          <table:table-cell table:style-name="Table22.A3" office:value-type="string">
            <text:p text:style-name="P151">* Съхранява информация за един бар от графиката на времевия ред <text:span text:style-name="T5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51">-</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able:table table:name="Table23" table:style-name="Table23">
        <table:table-column table:style-name="Table23.A"/>
        <table:table-column table:style-name="Table23.B"/>
        <table:table-row>
          <table:table-cell table:style-name="Table23.A1" table:number-columns-spanned="2" office:value-type="string">
            <text:p text:style-name="P90">TimePeriod</text:p>
          </table:table-cell>
          <table:covered-table-cell/>
        </table:table-row>
        <table:table-row>
          <table:table-cell table:style-name="Table23.A2" office:value-type="string">
            <text:p text:style-name="P122">Отговорности</text:p>
          </table:table-cell>
          <table:table-cell table:style-name="Table23.B2" office:value-type="string">
            <text:p text:style-name="P122">Сътрудници</text:p>
          </table:table-cell>
        </table:table-row>
        <table:table-row>
          <table:table-cell table:style-name="Table23.A3" office:value-type="string">
            <text:p text:style-name="P152">* Задава възможните времеви период за които има събрани исторически данни <text:span text:style-name="T57">(съответстват на брой минути)</text:span>.</text:p>
          </table:table-cell>
          <table:table-cell table:style-name="Table23.B3" office:value-type="string">
            <text:p text:style-name="P152">-</text:p>
          </table:table-cell>
        </table:table-row>
      </table:table>
      <text:p text:style-name="P31"/>
      <text:p text:style-name="P43"><text:tab/>В програмата <text:span text:style-name="T6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able:table table:name="Table24" table:style-name="Table24">
        <table:table-column table:style-name="Table24.A"/>
        <table:table-column table:style-name="Table24.B"/>
        <table:table-row>
          <table:table-cell table:style-name="Table24.A1" table:number-columns-spanned="2" office:value-type="string">
            <text:p text:style-name="P91">Trainer</text:p>
          </table:table-cell>
          <table:covered-table-cell/>
        </table:table-row>
        <table:table-row>
          <table:table-cell table:style-name="Table24.A2" office:value-type="string">
            <text:p text:style-name="P123">Отговорности</text:p>
          </table:table-cell>
          <table:table-cell table:style-name="Table24.B2" office:value-type="string">
            <text:p text:style-name="P123">Сътрудници</text:p>
          </table:table-cell>
        </table:table-row>
        <table:table-row>
          <table:table-cell table:style-name="Table24.A3" office:value-type="string">
            <text:p text:style-name="P153">* Извършва процеса по обучение на ИНМ.</text:p>
            <text:p text:style-name="P153">* Използва се за извличане на прогнози.</text:p>
            <text:p text:style-name="P153">* Обновява тренировъчното множество.</text:p>
            <text:p text:style-name="P153">* Докладва за най-доброто намерено решение.</text:p>
          </table:table-cell>
          <table:table-cell table:style-name="Table24.B3" office:value-type="string">
            <text:p text:style-name="P194">TimePeriod</text:p>
            <text:p text:style-name="P194">Counter</text:p>
            <text:p text:style-name="P194">ANN</text:p>
            <text:p text:style-name="P194">DE</text:p>
            <text:p text:style-name="P194">TrainingSet</text:p>
            <text:p text:style-name="P194">JsonHttpCommunicator</text:p>
          </table:table-cell>
        </table:table-row>
      </table:table>
      <text:p text:style-name="P32"/>
      <text:p text:style-name="P32"><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able:table table:name="Table25" table:style-name="Table25">
        <table:table-column table:style-name="Table25.A"/>
        <table:table-column table:style-name="Table25.B"/>
        <text:soft-page-break/>
        <table:table-row>
          <table:table-cell table:style-name="Table25.A1" table:number-columns-spanned="2" office:value-type="string">
            <text:p text:style-name="P92">TrainingExample</text:p>
          </table:table-cell>
          <table:covered-table-cell/>
        </table:table-row>
        <table:table-row>
          <table:table-cell table:style-name="Table25.A2" office:value-type="string">
            <text:p text:style-name="P124">Отговорности</text:p>
          </table:table-cell>
          <table:table-cell table:style-name="Table25.B2" office:value-type="string">
            <text:p text:style-name="P124">Сътрудници</text:p>
          </table:table-cell>
        </table:table-row>
        <table:table-row>
          <table:table-cell table:style-name="Table25.A3" office:value-type="string">
            <text:p text:style-name="P154">* Представя тренировъчните примери за ИНМ, които включват вход, изход и очакван изход.</text:p>
          </table:table-cell>
          <table:table-cell table:style-name="Table25.B3" office:value-type="string">
            <text:p text:style-name="P195">ANNIO</text:p>
          </table:table-cell>
        </table:table-row>
      </table:table>
      <text:p text:style-name="P33"/>
      <text:p text:style-name="P33"><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3"/>
      <table:table table:name="Table26" table:style-name="Table26">
        <table:table-column table:style-name="Table26.A"/>
        <table:table-column table:style-name="Table26.B"/>
        <table:table-row>
          <table:table-cell table:style-name="Table26.A1" table:number-columns-spanned="2" office:value-type="string">
            <text:p text:style-name="P93">TrainingSet</text:p>
          </table:table-cell>
          <table:covered-table-cell/>
        </table:table-row>
        <table:table-row>
          <table:table-cell table:style-name="Table26.A2" office:value-type="string">
            <text:p text:style-name="P125">Отговорности</text:p>
          </table:table-cell>
          <table:table-cell table:style-name="Table26.B2" office:value-type="string">
            <text:p text:style-name="P125">Сътрудници</text:p>
          </table:table-cell>
        </table:table-row>
        <table:table-row>
          <table:table-cell table:style-name="Table26.A3" office:value-type="string">
            <text:p text:style-name="P155">* Съдържа набор от тренировъчни примери.</text:p>
            <text:p text:style-name="P155">* Трансформира информацията от външната среда във вид подходящ за въвеждане в и извеждане от ИНМ.</text:p>
          </table:table-cell>
          <table:table-cell table:style-name="Table26.B3" office:value-type="string">
            <text:p text:style-name="P196">RateInfo</text:p>
            <text:p text:style-name="P196">TrainingExample</text:p>
            <text:p text:style-name="P197">ANNIO</text:p>
            <text:p text:style-name="P198">TrainingSet</text:p>
          </table:table-cell>
        </table:table-row>
      </table:table>
      <text:p text:style-name="P44"/>
      <text:p text:style-name="P44"><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4"/>
      <table:table table:name="Table27" table:style-name="Table27">
        <table:table-column table:style-name="Table27.A"/>
        <table:table-column table:style-name="Table27.B"/>
        <table:table-row>
          <table:table-cell table:style-name="Table27.A1" table:number-columns-spanned="2" office:value-type="string">
            <text:p text:style-name="P94">WeightsMatrix</text:p>
          </table:table-cell>
          <table:covered-table-cell/>
        </table:table-row>
        <table:table-row>
          <table:table-cell table:style-name="Table27.A2" office:value-type="string">
            <text:p text:style-name="P126">Отговорности</text:p>
          </table:table-cell>
          <table:table-cell table:style-name="Table27.B2" office:value-type="string">
            <text:p text:style-name="P126">Сътрудници</text:p>
          </table:table-cell>
        </table:table-row>
        <table:table-row>
          <table:table-cell table:style-name="Table27.A3" office:value-type="string">
            <text:p text:style-name="P199">* Определя матрица на съседство между възлите на ИНМ. Числено представя обучените тегла на ИНМ.</text:p>
          </table:table-cell>
          <table:table-cell table:style-name="Table27.B3" office:value-type="string">
            <text:p text:style-name="P200">GraphMatrix</text:p>
          </table:table-cell>
        </table:table-row>
      </table:table>
      <text:p text:style-name="P45"/>
      <text:p text:style-name="P45"><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95">ann</text:p>
          </table:table-cell>
          <table:covered-table-cell/>
        </table:table-row>
        <text:soft-page-break/>
        <table:table-row>
          <table:table-cell table:style-name="Table28.A2" office:value-type="string">
            <text:p text:style-name="P127">Атрибути</text:p>
          </table:table-cell>
          <table:table-cell table:style-name="Table28.B2" office:value-type="string">
            <text:p text:style-name="P127">Връзки</text:p>
          </table:table-cell>
        </table:table-row>
        <table:table-row>
          <table:table-cell table:style-name="Table28.A7" office:value-type="string">
            <text:p text:style-name="P157">id</text:p>
          </table:table-cell>
          <table:table-cell table:style-name="Table28.B3" office:value-type="string">
            <text:p text:style-name="P156"/>
          </table:table-cell>
        </table:table-row>
        <table:table-row>
          <table:table-cell table:style-name="Table28.A7" office:value-type="string">
            <text:p text:style-name="P157">ann_kind_id</text:p>
          </table:table-cell>
          <table:table-cell table:style-name="Table28.B7" office:value-type="string">
            <text:p text:style-name="P157">ann_kind.<text:span text:style-name="T49">id</text:span></text:p>
          </table:table-cell>
        </table:table-row>
        <table:table-row>
          <table:table-cell table:style-name="Table28.A7" office:value-type="string">
            <text:p text:style-name="P157">fitness</text:p>
          </table:table-cell>
          <table:table-cell table:style-name="Table28.B7" office:value-type="string">
            <text:p text:style-name="P156"/>
          </table:table-cell>
        </table:table-row>
        <table:table-row>
          <table:table-cell table:style-name="Table28.A7" office:value-type="string">
            <text:p text:style-name="P157">weights</text:p>
          </table:table-cell>
          <table:table-cell table:style-name="Table28.B7" office:value-type="string">
            <text:p text:style-name="P156"/>
          </table:table-cell>
        </table:table-row>
        <table:table-row>
          <table:table-cell table:style-name="Table28.A7" office:value-type="string">
            <text:p text:style-name="P158">happened</text:p>
          </table:table-cell>
          <table:table-cell table:style-name="Table28.B7" office:value-type="string">
            <text:p text:style-name="P156"/>
          </table:table-cell>
        </table:table-row>
      </table:table>
      <text:p text:style-name="Standard"/>
      <text:p text:style-name="Standard"><text:tab/>Всяка ИНМ е описана с матрица на съседство <text:span text:style-name="T5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96">ann_kind</text:p>
          </table:table-cell>
          <table:covered-table-cell/>
        </table:table-row>
        <table:table-row>
          <table:table-cell table:style-name="Table29.A2" office:value-type="string">
            <text:p text:style-name="P160">Атрибути</text:p>
          </table:table-cell>
          <table:table-cell table:style-name="Table29.B2" office:value-type="string">
            <text:p text:style-name="P128">Връзки</text:p>
          </table:table-cell>
        </table:table-row>
        <table:table-row>
          <table:table-cell table:style-name="Table29.A8" office:value-type="string">
            <text:p text:style-name="P171">id</text:p>
          </table:table-cell>
          <table:table-cell table:style-name="Table29.B3" office:value-type="string">
            <text:p text:style-name="P159"/>
          </table:table-cell>
        </table:table-row>
        <table:table-row>
          <table:table-cell table:style-name="Table29.A8" office:value-type="string">
            <text:p text:style-name="P172">currency_pairs_id</text:p>
          </table:table-cell>
          <table:table-cell table:style-name="Table29.B8" office:value-type="string">
            <text:p text:style-name="P172">currency_paris.id</text:p>
          </table:table-cell>
        </table:table-row>
        <table:table-row>
          <table:table-cell table:style-name="Table29.A8" office:value-type="string">
            <text:p text:style-name="P172">number_of_neurons</text:p>
          </table:table-cell>
          <table:table-cell table:style-name="Table29.B8" office:value-type="string">
            <text:p text:style-name="P159"/>
          </table:table-cell>
        </table:table-row>
        <table:table-row>
          <table:table-cell table:style-name="Table29.A8" office:value-type="string">
            <text:p text:style-name="P172">flags</text:p>
          </table:table-cell>
          <table:table-cell table:style-name="Table29.B8" office:value-type="string">
            <text:p text:style-name="P159"/>
          </table:table-cell>
        </table:table-row>
        <table:table-row>
          <table:table-cell table:style-name="Table29.A8" office:value-type="string">
            <text:p text:style-name="P172">activities</text:p>
          </table:table-cell>
          <table:table-cell table:style-name="Table29.B8" office:value-type="string">
            <text:p text:style-name="P159"/>
          </table:table-cell>
        </table:table-row>
        <table:table-row>
          <table:table-cell table:style-name="Table29.A8" office:value-type="string">
            <text:p text:style-name="P172">happened</text:p>
          </table:table-cell>
          <table:table-cell table:style-name="Table29.B8" office:value-type="string">
            <text:p text:style-name="P159"/>
          </table:table-cell>
        </table:table-row>
      </table:table>
      <text:p text:style-name="P35"/>
      <text:p text:style-name="P35"><text:tab/>Видовете ИНМ основно се описва с топология на възлите и силата на връзките между отделните възли <text:span text:style-name="T5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5"/>
      <table:table table:name="Table30" table:style-name="Table30">
        <table:table-column table:style-name="Table30.A"/>
        <table:table-column table:style-name="Table30.B"/>
        <table:table-row>
          <table:table-cell table:style-name="Table30.A1" table:number-columns-spanned="2" office:value-type="string">
            <text:p text:style-name="P97">currency_pairs</text:p>
          </table:table-cell>
          <table:covered-table-cell/>
        </table:table-row>
        <table:table-row>
          <table:table-cell table:style-name="Table30.A2" office:value-type="string">
            <text:p text:style-name="P161">Атрибути</text:p>
          </table:table-cell>
          <table:table-cell table:style-name="Table30.B2" office:value-type="string">
            <text:p text:style-name="P129">Връзки</text:p>
          </table:table-cell>
        </table:table-row>
        <table:table-row>
          <table:table-cell table:style-name="Table30.A9" office:value-type="string">
            <text:p text:style-name="P173">id</text:p>
          </table:table-cell>
          <table:table-cell table:style-name="Table30.B3" office:value-type="string">
            <text:p text:style-name="P166"/>
          </table:table-cell>
        </table:table-row>
        <table:table-row>
          <table:table-cell table:style-name="Table30.A9" office:value-type="string">
            <text:p text:style-name="P173">symbol</text:p>
          </table:table-cell>
          <table:table-cell table:style-name="Table30.B9" office:value-type="string">
            <text:p text:style-name="P166"/>
          </table:table-cell>
        </table:table-row>
        <table:table-row>
          <table:table-cell table:style-name="Table30.A9" office:value-type="string">
            <text:p text:style-name="P173">period_id</text:p>
          </table:table-cell>
          <table:table-cell table:style-name="Table30.B9" office:value-type="string">
            <text:p text:style-name="P173">time_periods.id</text:p>
          </table:table-cell>
        </table:table-row>
        <text:soft-page-break/>
        <table:table-row>
          <table:table-cell table:style-name="Table30.A9" office:value-type="string">
            <text:p text:style-name="P173">offset</text:p>
          </table:table-cell>
          <table:table-cell table:style-name="Table30.B9" office:value-type="string">
            <text:p text:style-name="P166"/>
          </table:table-cell>
        </table:table-row>
        <table:table-row>
          <table:table-cell table:style-name="Table30.A9" office:value-type="string">
            <text:p text:style-name="P173">scale</text:p>
          </table:table-cell>
          <table:table-cell table:style-name="Table30.B9" office:value-type="string">
            <text:p text:style-name="P166"/>
          </table:table-cell>
        </table:table-row>
        <table:table-row>
          <table:table-cell table:style-name="Table30.A9" office:value-type="string">
            <text:p text:style-name="P173">description</text:p>
          </table:table-cell>
          <table:table-cell table:style-name="Table30.B9" office:value-type="string">
            <text:p text:style-name="P166"/>
          </table:table-cell>
        </table:table-row>
        <table:table-row>
          <table:table-cell table:style-name="Table30.A9" office:value-type="string">
            <text:p text:style-name="P173">happened</text:p>
          </table:table-cell>
          <table:table-cell table:style-name="Table30.B9" office:value-type="string">
            <text:p text:style-name="P166"/>
          </table:table-cell>
        </table:table-row>
      </table:table>
      <text:p text:style-name="P36"/>
      <text:p text:style-name="P36"><text:tab/>Всеки времеви ред в системата отразява информацията за една валутна двойка. Валутните двойки се характеризират със символно название <text:span text:style-name="T60">(примерно EURUSD, полето symbol). Втората характеристика на времевия ред е периодът (външна връзка през полето period_id).</text:span></text:p>
      <text:p text:style-name="P36"/>
      <table:table table:name="Table31" table:style-name="Table31">
        <table:table-column table:style-name="Table31.A"/>
        <table:table-column table:style-name="Table31.B"/>
        <table:table-row>
          <table:table-cell table:style-name="Table31.A1" table:number-columns-spanned="2" office:value-type="string">
            <text:p text:style-name="P98">neurons_coordinates</text:p>
          </table:table-cell>
          <table:covered-table-cell/>
        </table:table-row>
        <table:table-row>
          <table:table-cell table:style-name="Table31.A2" office:value-type="string">
            <text:p text:style-name="P162">Атрибути</text:p>
          </table:table-cell>
          <table:table-cell table:style-name="Table31.B2" office:value-type="string">
            <text:p text:style-name="P130">Връзки</text:p>
          </table:table-cell>
        </table:table-row>
        <table:table-row>
          <table:table-cell table:style-name="Table31.A6" office:value-type="string">
            <text:p text:style-name="P174">id</text:p>
          </table:table-cell>
          <table:table-cell table:style-name="Table31.B3" office:value-type="string">
            <text:p text:style-name="P167"/>
          </table:table-cell>
        </table:table-row>
        <table:table-row>
          <table:table-cell table:style-name="Table31.A6" office:value-type="string">
            <text:p text:style-name="P174">ann_id</text:p>
          </table:table-cell>
          <table:table-cell table:style-name="Table31.B6" office:value-type="string">
            <text:p text:style-name="P174">ann.id</text:p>
          </table:table-cell>
        </table:table-row>
        <table:table-row>
          <table:table-cell table:style-name="Table31.A6" office:value-type="string">
            <text:p text:style-name="P174">coordinates</text:p>
          </table:table-cell>
          <table:table-cell table:style-name="Table31.B6" office:value-type="string">
            <text:p text:style-name="P167"/>
          </table:table-cell>
        </table:table-row>
        <table:table-row>
          <table:table-cell table:style-name="Table31.A6" office:value-type="string">
            <text:p text:style-name="P174">happened</text:p>
          </table:table-cell>
          <table:table-cell table:style-name="Table31.B6" office:value-type="string">
            <text:p text:style-name="P167"/>
          </table:table-cell>
        </table:table-row>
      </table:table>
      <text:p text:style-name="P37"/>
      <text:p text:style-name="P37"><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61">(полето coordinates). </text:span></text:p>
      <text:p text:style-name="P37"/>
      <table:table table:name="Table32" table:style-name="Table32">
        <table:table-column table:style-name="Table32.A"/>
        <table:table-column table:style-name="Table32.B"/>
        <table:table-row>
          <table:table-cell table:style-name="Table32.A1" table:number-columns-spanned="2" office:value-type="string">
            <text:p text:style-name="P99">time_periods</text:p>
          </table:table-cell>
          <table:covered-table-cell/>
        </table:table-row>
        <table:table-row>
          <table:table-cell table:style-name="Table32.A2" office:value-type="string">
            <text:p text:style-name="P163">Атрибути</text:p>
          </table:table-cell>
          <table:table-cell table:style-name="Table32.B2" office:value-type="string">
            <text:p text:style-name="P131">Връзки</text:p>
          </table:table-cell>
        </table:table-row>
        <table:table-row>
          <table:table-cell table:style-name="Table32.A5" office:value-type="string">
            <text:p text:style-name="P176">id</text:p>
          </table:table-cell>
          <table:table-cell table:style-name="Table32.B3" office:value-type="string">
            <text:p text:style-name="P168"/>
          </table:table-cell>
        </table:table-row>
        <table:table-row>
          <table:table-cell table:style-name="Table32.A5" office:value-type="string">
            <text:p text:style-name="P175">minutes</text:p>
          </table:table-cell>
          <table:table-cell table:style-name="Table32.B5" office:value-type="string">
            <text:p text:style-name="P168"/>
          </table:table-cell>
        </table:table-row>
        <table:table-row>
          <table:table-cell table:style-name="Table32.A5" office:value-type="string">
            <text:p text:style-name="P175">period</text:p>
          </table:table-cell>
          <table:table-cell table:style-name="Table32.B5" office:value-type="string">
            <text:p text:style-name="P168"/>
          </table:table-cell>
        </table:table-row>
      </table:table>
      <text:p text:style-name="P38"/>
      <text:p text:style-name="P38"><text:tab/>В програмата <text:span text:style-name="T6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8"/>
      <table:table table:name="Table33" table:style-name="Table33">
        <table:table-column table:style-name="Table33.A"/>
        <table:table-column table:style-name="Table33.B"/>
        <table:table-row>
          <table:table-cell table:style-name="Table33.A1" table:number-columns-spanned="2" office:value-type="string">
            <text:p text:style-name="P100">training_options</text:p>
          </table:table-cell>
          <table:covered-table-cell/>
        </table:table-row>
        <table:table-row>
          <table:table-cell table:style-name="Table33.A2" office:value-type="string">
            <text:p text:style-name="P164">Атрибути</text:p>
          </table:table-cell>
          <table:table-cell table:style-name="Table33.B2" office:value-type="string">
            <text:p text:style-name="P132">Връзки</text:p>
          </table:table-cell>
        </table:table-row>
        <table:table-row>
          <table:table-cell table:style-name="Table33.A7" office:value-type="string">
            <text:p text:style-name="P177">id</text:p>
          </table:table-cell>
          <table:table-cell table:style-name="Table33.B3" office:value-type="string">
            <text:p text:style-name="P169"/>
          </table:table-cell>
        </table:table-row>
        <table:table-row>
          <table:table-cell table:style-name="Table33.A7" office:value-type="string">
            <text:p text:style-name="P177">ann_id</text:p>
          </table:table-cell>
          <table:table-cell table:style-name="Table33.B7" office:value-type="string">
            <text:p text:style-name="P177">ann.id</text:p>
          </table:table-cell>
        </table:table-row>
        <table:table-row>
          <table:table-cell table:style-name="Table33.A7" office:value-type="string">
            <text:p text:style-name="P177">de_population_size</text:p>
          </table:table-cell>
          <table:table-cell table:style-name="Table33.B7" office:value-type="string">
            <text:p text:style-name="P169"/>
          </table:table-cell>
        </table:table-row>
        <text:soft-page-break/>
        <table:table-row>
          <table:table-cell table:style-name="Table33.A7" office:value-type="string">
            <text:p text:style-name="P177">number_of_training_bars</text:p>
          </table:table-cell>
          <table:table-cell table:style-name="Table33.B7" office:value-type="string">
            <text:p text:style-name="P169"/>
          </table:table-cell>
        </table:table-row>
        <table:table-row>
          <table:table-cell table:style-name="Table33.A7" office:value-type="string">
            <text:p text:style-name="P177">after_bars_prediction</text:p>
          </table:table-cell>
          <table:table-cell table:style-name="Table33.B7" office:value-type="string">
            <text:p text:style-name="P169"/>
          </table:table-cell>
        </table:table-row>
      </table:table>
      <text:p text:style-name="P39"/>
      <text:p text:style-name="P39"><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9"/>
      <table:table table:name="Table34" table:style-name="Table34">
        <table:table-column table:style-name="Table34.A"/>
        <table:table-column table:style-name="Table34.B"/>
        <table:table-row>
          <table:table-cell table:style-name="Table34.A1" table:number-columns-spanned="2" office:value-type="string">
            <text:p text:style-name="P101">training_set</text:p>
          </table:table-cell>
          <table:covered-table-cell/>
        </table:table-row>
        <table:table-row>
          <table:table-cell table:style-name="Table34.A2" office:value-type="string">
            <text:p text:style-name="P165">Атрибути</text:p>
          </table:table-cell>
          <table:table-cell table:style-name="Table34.B2" office:value-type="string">
            <text:p text:style-name="P133">Връзки</text:p>
          </table:table-cell>
        </table:table-row>
        <table:table-row>
          <table:table-cell table:style-name="Table34.A12" office:value-type="string">
            <text:p text:style-name="P178">id</text:p>
          </table:table-cell>
          <table:table-cell table:style-name="Table34.B3" office:value-type="string">
            <text:p text:style-name="P170"/>
          </table:table-cell>
        </table:table-row>
        <table:table-row>
          <table:table-cell table:style-name="Table34.A12" office:value-type="string">
            <text:p text:style-name="P178">currency_pairs_id</text:p>
          </table:table-cell>
          <table:table-cell table:style-name="Table34.B12" office:value-type="string">
            <text:p text:style-name="P178">currency_pairs.id</text:p>
          </table:table-cell>
        </table:table-row>
        <table:table-row>
          <table:table-cell table:style-name="Table34.A12" office:value-type="string">
            <text:p text:style-name="P178">number_of_examples</text:p>
          </table:table-cell>
          <table:table-cell table:style-name="Table34.B12" office:value-type="string">
            <text:p text:style-name="P170"/>
          </table:table-cell>
        </table:table-row>
        <table:table-row>
          <table:table-cell table:style-name="Table34.A12" office:value-type="string">
            <text:p text:style-name="P178">time</text:p>
          </table:table-cell>
          <table:table-cell table:style-name="Table34.B12" office:value-type="string">
            <text:p text:style-name="P170"/>
          </table:table-cell>
        </table:table-row>
        <table:table-row>
          <table:table-cell table:style-name="Table34.A12" office:value-type="string">
            <text:p text:style-name="P178">open</text:p>
          </table:table-cell>
          <table:table-cell table:style-name="Table34.B12" office:value-type="string">
            <text:p text:style-name="P170"/>
          </table:table-cell>
        </table:table-row>
        <table:table-row>
          <table:table-cell table:style-name="Table34.A12" office:value-type="string">
            <text:p text:style-name="P178">low</text:p>
          </table:table-cell>
          <table:table-cell table:style-name="Table34.B12" office:value-type="string">
            <text:p text:style-name="P170"/>
          </table:table-cell>
        </table:table-row>
        <table:table-row>
          <table:table-cell table:style-name="Table34.A12" office:value-type="string">
            <text:p text:style-name="P178">high</text:p>
          </table:table-cell>
          <table:table-cell table:style-name="Table34.B12" office:value-type="string">
            <text:p text:style-name="P170"/>
          </table:table-cell>
        </table:table-row>
        <table:table-row>
          <table:table-cell table:style-name="Table34.A12" office:value-type="string">
            <text:p text:style-name="P178">close</text:p>
          </table:table-cell>
          <table:table-cell table:style-name="Table34.B12" office:value-type="string">
            <text:p text:style-name="P170"/>
          </table:table-cell>
        </table:table-row>
        <table:table-row>
          <table:table-cell table:style-name="Table34.A12" office:value-type="string">
            <text:p text:style-name="P178">volume</text:p>
          </table:table-cell>
          <table:table-cell table:style-name="Table34.B12" office:value-type="string">
            <text:p text:style-name="P170"/>
          </table:table-cell>
        </table:table-row>
        <table:table-row>
          <table:table-cell table:style-name="Table34.A12" office:value-type="string">
            <text:p text:style-name="P178">happened</text:p>
          </table:table-cell>
          <table:table-cell table:style-name="Table34.B12" office:value-type="string">
            <text:p text:style-name="P17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6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63"><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7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64"><draw:frame draw:style-name="fr3" draw:name="Image2" text:anchor-type="paragraph" svg:width="6.6925in" svg:height="5.6138in" draw:z-index="19"><draw:image xlink:href="Pictures/1000020100000327000002A5A70D346F5DB0FA52.png" xlink:type="simple" xlink:show="embed" xlink:actuate="onLoad"/></draw:frame><text:span text:style-name="T1">Фиг. </text:span><text:span text:style-name="T3">3.2</text:span><text:span text:style-name="T77"> Екран за вход в бакедн системата.</text:span></text:p>
      <text:p text:style-name="Standard"><text:soft-page-break/></text:p>
      <text:p text:style-name="Standard"><text:tab/>Основна задача на бак енд модулът е да осъществява връзка с РСУБД <text:span text:style-name="T8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64"><draw:frame draw:style-name="fr4" draw:name="Image3" text:anchor-type="paragraph" svg:width="6.6925in" svg:height="5.6209in" draw:z-index="20"><draw:image xlink:href="Pictures/1000020100000326000002A587433CE670379E41.png" xlink:type="simple" xlink:show="embed" xlink:actuate="onLoad"/></draw:frame><text:span text:style-name="T1">Фиг. </text:span><text:span text:style-name="T4">3.3</text:span><text:span text:style-name="T8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88">(Фиг. 3.3).</text:span></text:p>
      <text:p text:style-name="Standard"/>
      <text:p text:style-name="P64"><draw:frame draw:style-name="fr4" draw:name="Image4" text:anchor-type="paragraph" svg:width="6.6925in" svg:height="5.589in" draw:z-index="21"><draw:image xlink:href="Pictures/1000020100000327000002A25DB3DF21FC6C1B27.png" xlink:type="simple" xlink:show="embed" xlink:actuate="onLoad"/></draw:frame><text:soft-page-break/><text:span text:style-name="T1">Фиг. </text:span><text:span text:style-name="T5">3.4</text:span><text:span text:style-name="T8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89">(Фиг. 3.4).</text:span></text:p>
      <text:p text:style-name="Standard"/>
      <text:p text:style-name="P64"><draw:frame draw:style-name="fr4" draw:name="Image5" text:anchor-type="paragraph" svg:width="6.6925in" svg:height="5.5972in" draw:z-index="22"><draw:image xlink:href="Pictures/1000020100000327000002A3F792C28BEE8F6AFE.png" xlink:type="simple" xlink:show="embed" xlink:actuate="onLoad"/></draw:frame><text:soft-page-break/><text:span text:style-name="T1">Фиг. </text:span><text:span text:style-name="T6">3.5</text:span><text:span text:style-name="T8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90">(Фиг. 3.5).</text:span></text:p>
      <text:p text:style-name="Standard"/>
      <text:p text:style-name="P64"><draw:frame draw:style-name="fr4" draw:name="Image6" text:anchor-type="paragraph" svg:width="6.6925in" svg:height="5.5902in" draw:z-index="23"><draw:image xlink:href="Pictures/1000020100000328000002A39CCB5202274271DB.png" xlink:type="simple" xlink:show="embed" xlink:actuate="onLoad"/></draw:frame><text:soft-page-break/><text:span text:style-name="T1">Фиг. </text:span><text:span text:style-name="T7">3.6</text:span><text:span text:style-name="T8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9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64"><draw:frame draw:style-name="fr4" draw:name="Image7" text:anchor-type="paragraph" svg:width="6.6925in" svg:height="5.5957in" draw:z-index="24"><draw:image xlink:href="Pictures/1000020100000326000002A283AB02561A75516B.png" xlink:type="simple" xlink:show="embed" xlink:actuate="onLoad"/></draw:frame><text:soft-page-break/><text:span text:style-name="T1">Фиг. </text:span><text:span text:style-name="T8">3.7</text:span><text:span text:style-name="T8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9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27" text:outline-level="2"><text:bookmark-start text:name="__RefHeading___Toc10176_594487062"/><text:s text:c="2"/>3.<text:span text:style-name="T9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93">HTML, CSS, PHP. Целта на фронт енд модула е да представя информация от системата, която е за публично ползване. </text:span><text:soft-page-break/><text:span text:style-name="T93">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64"><draw:frame draw:style-name="fr3" draw:name="Image8" text:anchor-type="paragraph" svg:width="6.6925in" svg:height="5.6602in" draw:z-index="25"><draw:image xlink:href="Pictures/10000201000004280000038414DBC335A68944BF.png" xlink:type="simple" xlink:show="embed" xlink:actuate="onLoad"/></draw:frame><text:span text:style-name="T1">Фиг. </text:span><text:span text:style-name="T9">3.8</text:span><text:span text:style-name="T94"> Основна уеб страница за публикуване на публично достъпна информация от системата.</text:span></text:p>
      <text:p text:style-name="Standard"/>
      <text:p text:style-name="P64"><draw:frame draw:style-name="fr4" draw:name="Image9" text:anchor-type="paragraph" svg:width="6.6925in" svg:height="5.6602in" draw:z-index="26"><draw:image xlink:href="Pictures/100002010000042800000384F4ED653F1B24763B.png" xlink:type="simple" xlink:show="embed" xlink:actuate="onLoad"/></draw:frame><text:soft-page-break/><text:span text:style-name="T1">Фиг. </text:span><text:span text:style-name="T10">3.9</text:span><text:span text:style-name="T9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95">(Фиг. 3.9).</text:span></text:p>
      <text:p text:style-name="Standard"/>
      <text:p text:style-name="P64"><draw:frame draw:style-name="fr4" draw:name="Image10" text:anchor-type="paragraph" svg:width="6.6925in" svg:height="5.6602in" draw:z-index="27"><draw:image xlink:href="Pictures/100002010000042800000384D9D396B05C57048D.png" xlink:type="simple" xlink:show="embed" xlink:actuate="onLoad"/></draw:frame><text:soft-page-break/><text:span text:style-name="T1">Фиг. </text:span><text:span text:style-name="T11">3.10</text:span><text:span text:style-name="T9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96">(Фиг. 3.10).</text:span></text:p>
      <text:p text:style-name="Standard"/>
      <text:h text:style-name="P224" text:outline-level="1"><text:bookmark-start text:name="__RefHeading__152_63795308"/>Глава <text:span text:style-name="T2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2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3"><text:tab/>В предложената система за разпределени изчисления, основната популация се намира на един централен възел <text:span text:style-name="T9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P8"><draw:frame draw:style-name="fr6" draw:name="Image11" text:anchor-type="paragraph" svg:width="3.4366in" svg:height="3.1256in" draw:z-index="28"><draw:image xlink:href="Pictures/100002010000029400000258AE98662224E9B0F4.png" xlink:type="simple" xlink:show="embed" xlink:actuate="onLoad"/></draw:frame><text:span text:style-name="T1">Фиг. </text:span><text:span text:style-name="T12">4.1</text:span><text:span text:style-name="T98">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
      <text:p text:style-name="P7"><draw:frame draw:style-name="fr3" draw:name="Image12" text:anchor-type="paragraph" svg:width="4.1339in" svg:height="3.8862in" draw:z-index="29"><draw:image xlink:href="Pictures/100002010000035C000003288CD25501882931A1.png" xlink:type="simple" xlink:show="embed" xlink:actuate="onLoad"/></draw:frame><text:soft-page-break/><text:span text:style-name="T1">Фиг. </text:span><text:span text:style-name="T13">4.2</text:span><text:span text:style-name="T9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00">(Фиг. 4.2).</text:span></text:p>
      <text:p text:style-name="P2"/>
      <text:h text:style-name="Heading_20_2" text:outline-level="2"><text:bookmark-start text:name="__RefHeading___Toc3707_327085497"/><text:s text:c="2"/><text:span text:style-name="T103">4.2 Сравнение между C++ и AJAX, при правия пас на ИНМ</text:span><text:bookmark-end text:name="__RefHeading___Toc3707_327085497"/></text:h>
      <text:p text:style-name="P2"/>
      <text:p text:style-name="P55"><text:tab/>В настоящото изследване <text:span text:style-name="T21">[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5"/>
      <text:p text:style-name="P55"><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text:soft-page-break/>моделите с ОРГ. Като предавателна функция се използва линейна предавателна функция:</text:p>
      <text:p text:style-name="P55"/>
      <text:p text:style-name="P55">()<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5"/>
      <text:p text:style-name="P55">()<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5"/>
      <text:p text:style-name="P55"><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text:soft-page-break/>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55"><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55"><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5"/>
      <text:p text:style-name="P55"><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text:soft-page-break/>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P57"><draw:frame draw:style-name="fr1" draw:name="Image13" text:anchor-type="paragraph" svg:width="4.7244in" svg:height="3.7799in" draw:z-index="30"><draw:image xlink:href="Pictures/10000201000002C200000236AD84B775D9EC4CF8.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 </text:p>
      <text:p text:style-name="P56"/>
      <text:p text:style-name="P57"><draw:frame draw:style-name="fr3" draw:name="Image14" text:anchor-type="paragraph" svg:width="4.7244in" svg:height="3.7874in" draw:z-index="31"><draw:image xlink:href="Pictures/10000201000002C2000002366B7E6EF4A2CF540F.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 </text:p>
      <text:p text:style-name="P56"/>
      <text:p text:style-name="P56"><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0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0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8"><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0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0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31" text:outline-level="3"><text:bookmark-start text:name="__RefHeading___Toc3711_327085497"/><text:s text:c="4"/>4.<text:span text:style-name="T103">3</text:span>.1 Сравнение между пълно-свързана и трислойна ИНМ<text:bookmark-end text:name="__RefHeading___Toc3711_327085497"/></text:h>
      <text:p text:style-name="P2"/>
      <text:p text:style-name="P59"><text:tab/><text:span text:style-name="T11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able:table table:name="Table35" table:style-name="Table35">
        <table:table-column table:style-name="Table35.A" table:number-columns-repeated="2"/>
        <table:table-row>
          <table:table-cell table:style-name="Table35.A1" office:value-type="string">
            <text:p text:style-name="P218">Размер на популацията:</text:p>
          </table:table-cell>
          <table:table-cell table:style-name="Table35.A1" office:value-type="string">
            <text:p text:style-name="P218">37</text:p>
          </table:table-cell>
        </table:table-row>
        <table:table-row>
          <table:table-cell table:style-name="Table35.A1" office:value-type="string">
            <text:p text:style-name="P219">Вероятност за кръстосване:</text:p>
          </table:table-cell>
          <table:table-cell table:style-name="Table35.A1" office:value-type="string">
            <text:p text:style-name="P219">0.9</text:p>
          </table:table-cell>
        </table:table-row>
        <table:table-row>
          <table:table-cell table:style-name="Table35.A1" office:value-type="string">
            <text:p text:style-name="P219">Вероятност за мутация:</text:p>
          </table:table-cell>
          <table:table-cell table:style-name="Table35.A1" office:value-type="string">
            <text:p text:style-name="P219">0.03</text:p>
          </table:table-cell>
        </table:table-row>
        <table:table-row>
          <table:table-cell table:style-name="Table35.A1" office:value-type="string">
            <text:p text:style-name="P219">Дял елитни елементи:</text:p>
          </table:table-cell>
          <table:table-cell table:style-name="Table35.A1" office:value-type="string">
            <text:p text:style-name="P219">0.1</text:p>
          </table:table-cell>
        </table:table-row>
        <table:table-row>
          <table:table-cell table:style-name="Table35.A1" office:value-type="string">
            <text:p text:style-name="P220">Аргумент<text:span text:style-name="T115">и</text:span> за състезателна селекция:</text:p>
          </table:table-cell>
          <table:table-cell table:style-name="Table35.A1" office:value-type="string">
            <text:p text:style-name="P220">2</text:p>
          </table:table-cell>
        </table:table-row>
        <table:table-row>
          <table:table-cell table:style-name="Table35.A1" office:value-type="string">
            <text:p text:style-name="P221">Вид кръстосване:</text:p>
          </table:table-cell>
          <table:table-cell table:style-name="Table35.A1" office:value-type="string">
            <text:p text:style-name="P221">бинарно</text:p>
          </table:table-cell>
        </table:table-row>
        <table:table-row>
          <table:table-cell table:style-name="Table35.A1" office:value-type="string">
            <text:p text:style-name="P221">Вид мутация:</text:p>
          </table:table-cell>
          <table:table-cell table:style-name="Table35.A1" office:value-type="string">
            <text:p text:style-name="P221"><text:span text:style-name="T116">случаен </text:span>делта вектор</text:p>
          </table:table-cell>
        </table:table-row>
        <table:table-row>
          <table:table-cell table:style-name="Table35.A1" office:value-type="string">
            <text:p text:style-name="P222">Условие за край:</text:p>
          </table:table-cell>
          <table:table-cell table:style-name="Table35.A1" office:value-type="string">
            <text:p text:style-name="P222">24 часа</text:p>
          </table:table-cell>
        </table:table-row>
      </table:table>
      <text:p text:style-name="P59"/>
      <text:p text:style-name="P59"><text:soft-page-break/><text:tab/><text:span text:style-name="T11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9"/>
      <table:table table:name="Table36" table:style-name="Table36">
        <table:table-column table:style-name="Table36.A"/>
        <table:table-column table:style-name="Table36.B"/>
        <table:table-column table:style-name="Table36.C"/>
        <table:table-row>
          <table:table-cell table:style-name="Table36.A1" office:value-type="string">
            <text:p text:style-name="P223">Вид мрежа:</text:p>
          </table:table-cell>
          <table:table-cell table:style-name="Table36.A1" office:value-type="string">
            <text:p text:style-name="P222"><text:span text:style-name="T117">Трислойна</text:span></text:p>
          </table:table-cell>
          <table:table-cell table:style-name="Table36.A1" office:value-type="string">
            <text:p text:style-name="P222"><text:span text:style-name="T117">Пълно-свързана</text:span></text:p>
          </table:table-cell>
        </table:table-row>
        <table:table-row>
          <table:table-cell table:style-name="Table36.A1" office:value-type="string">
            <text:p text:style-name="P223">Брой епохи:</text:p>
          </table:table-cell>
          <table:table-cell table:style-name="Table36.A1" office:value-type="string">
            <text:p text:style-name="P223">296037</text:p>
          </table:table-cell>
          <table:table-cell table:style-name="Table36.A1" office:value-type="string">
            <text:p text:style-name="P223">294003</text:p>
          </table:table-cell>
        </table:table-row>
        <table:table-row>
          <table:table-cell table:style-name="Table36.A1" office:value-type="string">
            <text:p text:style-name="P223">Жизненост на най-добрия индивид в популацията:</text:p>
          </table:table-cell>
          <table:table-cell table:style-name="Table36.A1" office:value-type="string">
            <text:p text:style-name="P223">656.1699030329493</text:p>
          </table:table-cell>
          <table:table-cell table:style-name="Table36.A1" office:value-type="string">
            <text:p text:style-name="P223">656.169903010489</text:p>
          </table:table-cell>
        </table:table-row>
        <table:table-row>
          <table:table-cell table:style-name="Table36.A1" office:value-type="string">
            <text:p text:style-name="P223">Грешка на ИНМ при тестовото множество:</text:p>
          </table:table-cell>
          <table:table-cell table:style-name="Table36.A1" office:value-type="string">
            <text:p text:style-name="P223">317.7286234453099</text:p>
          </table:table-cell>
          <table:table-cell table:style-name="Table36.A1" office:value-type="string">
            <text:p text:style-name="P223">317.0226357675591</text:p>
          </table:table-cell>
        </table:table-row>
      </table:table>
      <text:p text:style-name="P59"/>
      <text:p text:style-name="P59"><text:tab/><text:span text:style-name="T118">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9"/>
      <text:h text:style-name="P232" text:outline-level="3"><text:bookmark-start text:name="__RefHeading___Toc3713_327085497"/><text:s text:c="4"/><text:span text:style-name="T102">4.3.2 Сравнение между трислойни ИНМ с различен размер в скрития слой</text:span><text:bookmark-end text:name="__RefHeading___Toc3713_327085497"/></text:h>
      <text:p text:style-name="P59"/>
      <text:p text:style-name="P2"><text:tab/>Проведените експерименти са извършени с трислойни мрежи, като на входа се подават <text:span text:style-name="T10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P9"><draw:frame draw:style-name="fr2" draw:name="Image15" text:anchor-type="paragraph" svg:x="0.0882in" svg:y="0.0228in" svg:width="6.6929in" svg:height="4.4618in" draw:z-index="32"><draw:image xlink:href="Pictures/1000020100000360000002404AC2FDB14F14A8B6.png" xlink:type="simple" xlink:show="embed" xlink:actuate="onLoad"/></draw:frame><text:soft-page-break/><text:span text:style-name="T16">Фиг. </text:span><text:span text:style-name="T14">4.</text:span><text:span text:style-name="T15">5</text:span><text:span text:style-name="T107"> Брой епохи за обучение, при еднакъв времеви интервал, за обучението, но различен размер на скрития слой. </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P9"><draw:frame draw:style-name="fr3" draw:name="Image16" text:anchor-type="paragraph" svg:width="6.6929in" svg:height="4.4618in" draw:z-index="33"><draw:image xlink:href="Pictures/10000201000003600000024047DF4D2EFF79AE86.png" xlink:type="simple" xlink:show="embed" xlink:actuate="onLoad"/></draw:frame><text:soft-page-break/><text:span text:style-name="T16">Фиг. </text:span><text:span text:style-name="T14">4.</text:span><text:span text:style-name="T15">6</text:span><text:span text:style-name="T10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0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0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0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P10"><draw:frame draw:style-name="fr3" draw:name="Image17" text:anchor-type="paragraph" svg:width="6.2516in" svg:height="3.5016in" draw:z-index="34"><draw:image xlink:href="Pictures/100000000000025900000151CBF4FB3D7366E4DB.png" xlink:type="simple" xlink:show="embed" xlink:actuate="onLoad"/></draw:frame><text:soft-page-break/><text:span text:style-name="T16">Фиг. </text:span><text:span text:style-name="T14">4.</text:span><text:span text:style-name="T17">7</text:span><text:span text:style-name="T107"> Брой епохи за обучение, при еднакъв времеви интервал, за обучението, но различен размер на входния слой (прозорец от данни в миналото). </text:span></text:p>
      <text:p text:style-name="P2"/>
      <text:p text:style-name="P2"><text:tab/>От Фиг. <text:span text:style-name="T11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P2"><draw:frame draw:style-name="fr1" draw:name="Image18" text:anchor-type="paragraph" svg:width="6.2516in" svg:height="3.5016in" draw:z-index="35"><draw:image xlink:href="Pictures/10000000000002590000015126A0FC31E4A6270A.png" xlink:type="simple" xlink:show="embed" xlink:actuate="onLoad"/></draw:frame></text:p>
      <text:p text:style-name="P11"><text:soft-page-break/><text:span text:style-name="T16">Фиг. </text:span><text:span text:style-name="T14">4.</text:span><text:span text:style-name="T18">8</text:span><text:span text:style-name="T10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1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24"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24">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24"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24">K</text:span><text:span text:style-name="T23"> </text:span>специализирани конференции (някои от които с международно участие) по машинно самообучение.</text:p>
      <text:p text:style-name="P2"/>
      <text:p text:style-name="P2"><text:tab/>* <text:span text:style-name="T20">Конференция 1</text:span></text:p>
      <text:p text:style-name="P2"><text:tab/>* <text:span text:style-name="T20">Конференция 2</text:span></text:p>
      <text:p text:style-name="P6">...</text:p>
      <text:p text:style-name="P2"><text:tab/>* <text:span text:style-name="T20">Конференция </text:span><text:span text:style-name="T24">K</text:span></text:p>
      <text:p text:style-name="P2"/>
      <text:p text:style-name="P2"><text:tab/>Изследванията от дисертационния труд са отразени в <text:span text:style-name="T24">L</text:span><text:span text:style-name="T23"> </text:span>публикации, <text:span text:style-name="T24">S</text:span><text:span text:style-name="T23"> </text:span>от които са самостоятелни. За самостоятелните публикации са известни цитирания в <text:span text:style-name="T20">...</text:span>, както и рефериране в <text:span text:style-name="T20">...</text:span>.</text:p>
      <text:p text:style-name="P2"/>
      <text:p text:style-name="P2"><text:tab/>Част от получените резултати са включени в отчетите на <text:span text:style-name="T24">T</text:span><text:span text:style-name="T23"> </text:span>научно-изследователски теми от вътрешния план на ИИКТ-БАН:</text:p>
      <text:p text:style-name="P2"/>
      <text:p text:style-name="P2"><text:tab/>* <text:span text:style-name="T20">Тема 1 (вътрешен шифър)</text:span></text:p>
      <text:p text:style-name="P2"><text:soft-page-break/><text:tab/>* <text:span text:style-name="T20">Тема 2 (вътрешен шифър)</text:span></text:p>
      <text:p text:style-name="P6">...</text:p>
      <text:p text:style-name="P2"><text:tab/>* <text:span text:style-name="T20">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20">...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24"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23">[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23">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23">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23">[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23">[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23">[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23">[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23">[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23">[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23">[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23">[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23">[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23">[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23">[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23">[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23">[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12">217. [<text:span text:style-name="T29">MTMQ2015</text:span>] <text:span text:style-name="T28">MetaTrader 4, MetaQuotes Software Corp., (2015, October 20)</text:span> <text:span text:style-name="T28">http://www.metatrader4.com/</text:span></text:p>
      <text:p text:style-name="P2"/>
      <text:p text:style-name="P51">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24" text:outline-level="1"><text:bookmark-start text:name="__RefHeading__162_63795308"/>Списък с публикациите по дисертационната работа<text:bookmark-end text:name="__RefHeading__162_63795308"/></text:h>
      <text:p text:style-name="P2"/>
      <text:p text:style-name="P48">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75">ISSN:1310-652X</text:span></text:p>
      <text:p text:style-name="P48"/>
      <text:p text:style-name="P48">2. Балабанов. Т., Прогнозиране с евристични подходи в разпределена среда, <text:span text:style-name="T73">Proceedings of </text:span>Anniversary Scientific Conference 40 Years Department of Industrial Automation, 2011, <text:span text:style-name="T74">ISBN:978-954-465-043-8</text:span>, 163-<text:span text:style-name="T73">166</text:span></text:p>
      <text:p text:style-name="P48"/>
      <text:p text:style-name="P49">3. <text:span text:style-name="T70">Balabanov. T., Zankinski I., Dobrinkova N., </text:span>Time Series Prediction by Artificial Neural Networks and Differential Evolution in Distributed Environment, <text:span text:style-name="T71">Large-Scale Scientific Computing, Lecture Notes in Computer Science, vol. 7116, 2011, ISBN:978-3-642-29842-4, DOI:10.1007/978-3-642-29843-1_22, 198-205</text:span></text:p>
      <text:p text:style-name="P2"/>
      <text:p text:style-name="P46"><text:span text:style-name="T7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7"/>
      <text:p text:style-name="P47"><text:span text:style-name="T75">5</text:span>. Balabanov, T., Zankinski, I., Barova, M.. Distributed Evolutionary Computing Migration Strategy by Incident Node Participation. Large-Scale Scientific Computing, Lecture Notes in Computer Science, 9374, Springer International Publishing Switzerland, <text:span text:style-name="T72">2015</text:span>, ISBN:978-3-319-26520-9, DOI:10.1007, 203 - 209</text:p>
      <text:p text:style-name="Standard"/>
      <text:p text:style-name="P66">6. Балабанов, Т., Генова, К., <text:span text:style-name="T11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24" text:outline-level="1"><text:bookmark-start text:name="__RefHeading__725_533363062"/>Списък с цитирания и реферирания<text:bookmark-end text:name="__RefHeading__725_533363062"/></text:h>
      <text:p text:style-name="P2"/>
      <text:p text:style-name="P2"/>
      <text:p text:style-name="P2"/>
      <text:h text:style-name="P224"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50">1. Разработка на система за графично изобразяване и визуално манипулиране на изкуствени невронни мрежи, Ралица Николова, НБУ-София</text:p>
      <text:p text:style-name="P50"/>
      <text:p text:style-name="P50">2. Система за визуализиране и манипулиране на изкуствени невронни мрежи“, Момчил Аначков, ТУЕС към ТУ-София</text:p>
      <text:p text:style-name="P50"/>
      <text:p text:style-name="P50">3. Мултимедиен скрийнсейвър за Windows, подходящ за вграждане в проекти за разпределени изчисления, Никола Симеонов, ТУЕС към ТУ-София</text:p>
      <text:p text:style-name="P50"/>
      <text:p text:style-name="P50">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8</text:page-number> / <text:page-count>108</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3M2S</meta:editing-duration>
    <meta:editing-cycles>795</meta:editing-cycles>
    <meta:generator>LibreOffice/5.1.2.2$Linux_X86_64 LibreOffice_project/10m0$Build-2</meta:generator>
    <dc:date>2016-06-03T16:07:12.566965229</dc:date>
    <meta:document-statistic meta:table-count="36" meta:image-count="36" meta:object-count="0" meta:page-count="108" meta:paragraph-count="831" meta:word-count="24569" meta:character-count="171195" meta:non-whitespace-character-count="147113"/>
    <meta:user-defined meta:name="Info 1"/>
    <meta:user-defined meta:name="Info 2"/>
    <meta:user-defined meta:name="Info 3"/>
    <meta:user-defined meta:name="Info 4"/>
  </office:meta>
</office:document-meta>
</file>